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transparent"/>
      <style:text-properties style:use-window-font-color="true" style:text-position=""/>
    </style:style>
    <style:style style:name="ce10" style:family="table-cell" style:parent-style-name="Default" style:data-style-name="N3">
      <style:table-cell-properties fo:border-bottom="none" fo:background-color="transparent" fo:border-left="0.74pt solid #000000" fo:border-right="none" fo:border-top="none"/>
      <style:text-properties style:use-window-font-color="true" style:text-position=""/>
    </style:style>
    <style:style style:name="ce11" style:family="table-cell" style:parent-style-name="Default" style:data-style-name="N3">
      <style:table-cell-properties fo:border-bottom="none" fo:border-left="none" fo:border-right="none" fo:border-top="0.74pt solid #000000"/>
      <style:text-properties style:text-position=""/>
    </style:style>
    <style:style style:name="ce12" style:family="table-cell" style:parent-style-name="Default" style:data-style-name="N3">
      <style:table-cell-properties fo:background-color="#99ff99"/>
      <style:text-properties style:text-position=""/>
    </style:style>
    <style:style style:name="ce13" style:family="table-cell" style:parent-style-name="Default" style:data-style-name="N3">
      <style:table-cell-properties fo:border-bottom="none" fo:background-color="transparent" fo:border-left="none" fo:border-right="none" fo:border-top="0.74pt solid #000000"/>
      <style:text-properties style:use-window-font-color="true" style:text-position=""/>
    </style:style>
    <style:style style:name="ce14" style:family="table-cell" style:parent-style-name="Default" style:data-style-name="N3">
      <style:table-cell-properties fo:background-color="#ff0000"/>
      <style:text-properties style:text-position=""/>
    </style:style>
    <style:style style:name="ce15" style:family="table-cell" style:parent-style-name="Default" style:data-style-name="N3">
      <style:table-cell-properties fo:border-bottom="none" fo:background-color="#ff0000" fo:border-left="none" fo:border-right="none" fo:border-top="0.74pt solid #000000"/>
      <style:text-properties style:text-position=""/>
    </style:style>
    <style:style style:name="ce16" style:family="table-cell" style:parent-style-name="Default" style:data-style-name="N3">
      <style:table-cell-properties fo:background-color="#ff9999"/>
      <style:text-properties style:text-position=""/>
    </style:style>
    <style:style style:name="ce17" style:family="table-cell" style:parent-style-name="Default" style:data-style-name="N3">
      <style:table-cell-properties fo:border-bottom="none" fo:background-color="#ff9999" fo:border-left="none" fo:border-right="none" fo:border-top="0.74pt solid #000000"/>
      <style:text-properties style:text-position=""/>
    </style:style>
    <style:style style:name="ce2" style:family="table-cell" style:parent-style-name="Default" style:data-style-name="N3">
      <style:table-cell-properties fo:background-color="#3399ff"/>
      <style:text-properties style:text-position=""/>
    </style:style>
    <style:style style:name="ce3" style:family="table-cell" style:parent-style-name="Default" style:data-style-name="N3">
      <style:text-properties style:text-position=""/>
    </style:style>
    <style:style style:name="ce4" style:family="table-cell" style:parent-style-name="Default" style:data-style-name="N3">
      <style:table-cell-properties fo:background-color="transparent"/>
      <style:text-properties style:use-window-font-color="true" style:text-position=""/>
    </style:style>
    <style:style style:name="ce5" style:family="table-cell" style:parent-style-name="Default" style:data-style-name="N2">
      <style:text-properties style:text-position=""/>
    </style:style>
    <style:style style:name="ce6" style:family="table-cell" style:parent-style-name="Default" style:data-style-name="N122">
      <style:text-properties style:text-position=""/>
    </style:style>
    <style:style style:name="ce7" style:family="table-cell" style:parent-style-name="Default" style:data-style-name="N3">
      <style:table-cell-properties fo:border-bottom="none" fo:background-color="#99ff99" fo:border-left="0.74pt solid #000000" fo:border-right="none" fo:border-top="0.74pt solid #000000"/>
      <style:text-properties style:text-position=""/>
    </style:style>
    <style:style style:name="ce8" style:family="table-cell" style:parent-style-name="Default" style:data-style-name="N3">
      <style:table-cell-properties fo:border-bottom="none" fo:border-left="0.74pt solid #000000" fo:border-right="none" fo:border-top="none"/>
      <style:text-properties style:text-position=""/>
    </style:style>
    <style:style style:name="ce9" style:family="table-cell" style:parent-style-name="Default" style:data-style-name="N3">
      <style:table-cell-properties fo:border-bottom="none" fo:background-color="transparent" fo:border-left="0.74pt solid #000000" fo:border-right="none" fo:border-top="0.74pt solid #000000"/>
      <style:text-properties style:use-window-font-color="true" style:text-position="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 style:data-style-name="N3">
      <style:table-cell-properties fo:background-color="#3399ff"/>
    </style:style>
    <style:style style:name="ce28" style:family="table-cell" style:parent-style-name="Default" style:data-style-name="N3"/>
    <style:style style:name="ce29" style:family="table-cell" style:parent-style-name="Default" style:data-style-name="N3">
      <style:table-cell-properties fo:background-color="transparent"/>
      <style:text-properties style:use-window-font-color="true"/>
    </style:style>
    <style:style style:name="ce30" style:family="table-cell" style:parent-style-name="Default" style:data-style-name="N2"/>
    <style:style style:name="ce31" style:family="table-cell" style:parent-style-name="Default" style:data-style-name="N122"/>
    <style:style style:name="ce32" style:family="table-cell" style:parent-style-name="Default" style:data-style-name="N3">
      <style:table-cell-properties fo:border-bottom="none" fo:background-color="#99ff99" fo:border-left="0.74pt solid #000000" fo:border-right="none" fo:border-top="0.74pt solid #000000"/>
    </style:style>
    <style:style style:name="ce33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34" style:family="table-cell" style:parent-style-name="Default" style:data-style-name="N3">
      <style:table-cell-properties fo:border-bottom="none" fo:background-color="transparent" fo:border-left="0.74pt solid #000000" fo:border-right="none" fo:border-top="0.74pt solid #000000"/>
      <style:text-properties style:use-window-font-color="true"/>
    </style:style>
    <style:style style:name="ce35" style:family="table-cell" style:parent-style-name="Default" style:data-style-name="N3">
      <style:table-cell-properties fo:border-bottom="none" fo:background-color="transparent" fo:border-left="0.74pt solid #000000" fo:border-right="none" fo:border-top="none"/>
      <style:text-properties style:use-window-font-color="true"/>
    </style:style>
    <style:style style:name="ce36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37" style:family="table-cell" style:parent-style-name="Default" style:data-style-name="N3">
      <style:table-cell-properties fo:background-color="#99ff99"/>
    </style:style>
    <style:style style:name="ce38" style:family="table-cell" style:parent-style-name="Default" style:data-style-name="N3">
      <style:table-cell-properties fo:border-bottom="none" fo:background-color="transparent" fo:border-left="none" fo:border-right="none" fo:border-top="0.74pt solid #000000"/>
      <style:text-properties style:use-window-font-color="true"/>
    </style:style>
    <style:style style:name="ce39" style:family="table-cell" style:parent-style-name="Default" style:data-style-name="N3">
      <style:table-cell-properties fo:background-color="#ff0000"/>
    </style:style>
    <style:style style:name="ce40" style:family="table-cell" style:parent-style-name="Default" style:data-style-name="N3">
      <style:table-cell-properties fo:border-bottom="none" fo:background-color="#ff0000" fo:border-left="none" fo:border-right="none" fo:border-top="0.74pt solid #000000"/>
    </style:style>
    <style:style style:name="ce41" style:family="table-cell" style:parent-style-name="Default" style:data-style-name="N3">
      <style:table-cell-properties fo:background-color="#ff9999"/>
    </style:style>
    <style:style style:name="ce42" style:family="table-cell" style:parent-style-name="Default" style:data-style-name="N3">
      <style:table-cell-properties fo:border-bottom="none" fo:background-color="#ff9999" fo:border-left="none" fo:border-right="none" fo:border-top="0.74pt solid #000000"/>
    </style:style>
  </office:automatic-styles>
  <office:body>
    <office:spreadsheet>
      <table:calculation-settings table:automatic-find-labels="false"/>
      <table:table table:name="apdist2-out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8"/>
        <table:table-column table:style-name="co2" table:number-columns-repeated="7" table:default-cell-style-name="ce4"/>
        <table:table-column table:style-name="co3" table:number-columns-repeated="4" table:default-cell-style-name="ce4"/>
        <table:table-column table:style-name="co4" table:number-columns-repeated="3" table:default-cell-style-name="ce4"/>
        <table:table-column table:style-name="co5" table:number-columns-repeated="3" table:default-cell-style-name="ce4"/>
        <table:table-column table:style-name="co6" table:number-columns-repeated="4" table:default-cell-style-name="ce4"/>
        <table:table-column table:style-name="co7" table:number-columns-repeated="3" table:default-cell-style-name="ce4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table:formula="of:=2*[.B1]" office:value-type="float" office:value="2" calcext:value-type="float">
            <text:p>2</text:p>
          </table:table-cell>
          <table:table-cell table:style-name="ce3" table:formula="of:=2*[.C1]" office:value-type="float" office:value="4" calcext:value-type="float">
            <text:p>4</text:p>
          </table:table-cell>
          <table:table-cell table:style-name="ce3" table:formula="of:=2*[.D1]" office:value-type="float" office:value="8" calcext:value-type="float">
            <text:p>8</text:p>
          </table:table-cell>
          <table:table-cell table:style-name="ce3" table:formula="of:=2*[.E1]" office:value-type="float" office:value="16" calcext:value-type="float">
            <text:p>16</text:p>
          </table:table-cell>
          <table:table-cell table:style-name="ce3" table:formula="of:=2*[.F1]" office:value-type="float" office:value="32" calcext:value-type="float">
            <text:p>32</text:p>
          </table:table-cell>
          <table:table-cell table:style-name="ce3" table:formula="of:=2*[.G1]" office:value-type="float" office:value="64" calcext:value-type="float">
            <text:p>64</text:p>
          </table:table-cell>
          <table:table-cell table:style-name="ce3" table:formula="of:=2*[.H1]" office:value-type="float" office:value="128" calcext:value-type="float">
            <text:p>128</text:p>
          </table:table-cell>
          <table:table-cell table:style-name="ce3" table:formula="of:=2*[.I1]" office:value-type="float" office:value="256" calcext:value-type="float">
            <text:p>256</text:p>
          </table:table-cell>
          <table:table-cell table:style-name="ce3" table:formula="of:=2*[.J1]" office:value-type="float" office:value="512" calcext:value-type="float">
            <text:p>512</text:p>
          </table:table-cell>
          <table:table-cell table:style-name="ce3" table:formula="of:=2*[.K1]" office:value-type="float" office:value="1024" calcext:value-type="float">
            <text:p>1,024</text:p>
          </table:table-cell>
          <table:table-cell table:style-name="ce3" table:formula="of:=2*[.L1]" office:value-type="float" office:value="2048" calcext:value-type="float">
            <text:p>2,048</text:p>
          </table:table-cell>
          <table:table-cell table:style-name="ce3" table:formula="of:=2*[.M1]" office:value-type="float" office:value="4096" calcext:value-type="float">
            <text:p>4,096</text:p>
          </table:table-cell>
          <table:table-cell table:style-name="ce3" table:formula="of:=2*[.N1]" office:value-type="float" office:value="8192" calcext:value-type="float">
            <text:p>8,192</text:p>
          </table:table-cell>
          <table:table-cell table:style-name="ce3" table:formula="of:=2*[.O1]" office:value-type="float" office:value="16384" calcext:value-type="float">
            <text:p>16,384</text:p>
          </table:table-cell>
          <table:table-cell table:style-name="ce3" table:formula="of:=2*[.P1]" office:value-type="float" office:value="32768" calcext:value-type="float">
            <text:p>32,768</text:p>
          </table:table-cell>
          <table:table-cell table:style-name="ce3" table:formula="of:=2*[.Q1]" office:value-type="float" office:value="65536" calcext:value-type="float">
            <text:p>65,536</text:p>
          </table:table-cell>
          <table:table-cell table:style-name="ce3" table:formula="of:=2*[.R1]" office:value-type="float" office:value="131072" calcext:value-type="float">
            <text:p>131,072</text:p>
          </table:table-cell>
          <table:table-cell table:style-name="ce3" table:formula="of:=2*[.S1]" office:value-type="float" office:value="262144" calcext:value-type="float">
            <text:p>262,144</text:p>
          </table:table-cell>
          <table:table-cell table:style-name="ce3" table:formula="of:=2*[.T1]" office:value-type="float" office:value="524288" calcext:value-type="float">
            <text:p>524,288</text:p>
          </table:table-cell>
          <table:table-cell table:style-name="ce3" table:formula="of:=2*[.U1]" office:value-type="float" office:value="1048576" calcext:value-type="float">
            <text:p>1,048,576</text:p>
          </table:table-cell>
          <table:table-cell table:style-name="ce3" table:formula="of:=2*[.V1]" office:value-type="float" office:value="2097152" calcext:value-type="float">
            <text:p>2,097,152</text:p>
          </table:table-cell>
          <table:table-cell table:style-name="ce3" table:formula="of:=2*[.W1]" office:value-type="float" office:value="4194304" calcext:value-type="float">
            <text:p>4,194,304</text:p>
          </table:table-cell>
          <table:table-cell table:style-name="ce3" table:formula="of:=2*[.X1]" office:value-type="float" office:value="8388608" calcext:value-type="float">
            <text:p>8,388,608</text:p>
          </table:table-cell>
          <table:table-cell table:style-name="ce3" table:formula="of:=2*[.Y1]" office:value-type="float" office:value="16777216" calcext:value-type="float">
            <text:p>16,777,216</text:p>
          </table:table-cell>
          <table:table-cell table:style-name="ce3" table:formula="of:=2*[.Z1]" office:value-type="float" office:value="33554432" calcext:value-type="float">
            <text:p>33,554,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1612" calcext:value-type="float">
            <text:p>1,612</text:p>
          </table:table-cell>
          <table:table-cell table:style-name="ce11" office:value-type="float" office:value="3030" calcext:value-type="float">
            <text:p>3,030</text:p>
          </table:table-cell>
          <table:table-cell table:style-name="ce11" office:value-type="float" office:value="5709" calcext:value-type="float">
            <text:p>5,709</text:p>
          </table:table-cell>
          <table:table-cell table:style-name="ce11" office:value-type="float" office:value="10749" calcext:value-type="float">
            <text:p>10,749</text:p>
          </table:table-cell>
          <table:table-cell table:style-name="ce11" office:value-type="float" office:value="20390" calcext:value-type="float">
            <text:p>20,390</text:p>
          </table:table-cell>
          <table:table-cell table:style-name="ce11" office:value-type="float" office:value="38635" calcext:value-type="float">
            <text:p>38,635</text:p>
          </table:table-cell>
          <table:table-cell table:style-name="ce11" office:value-type="float" office:value="73586" calcext:value-type="float">
            <text:p>73,586</text:p>
          </table:table-cell>
          <table:table-cell table:style-name="ce11" office:value-type="float" office:value="140336" calcext:value-type="float">
            <text:p>140,336</text:p>
          </table:table-cell>
          <table:table-cell table:style-name="ce11" office:value-type="float" office:value="268216" calcext:value-type="float">
            <text:p>268,216</text:p>
          </table:table-cell>
          <table:table-cell table:style-name="ce11" office:value-type="float" office:value="513708" calcext:value-type="float">
            <text:p>513,708</text:p>
          </table:table-cell>
          <table:table-cell table:style-name="ce11" office:value-type="float" office:value="985818" calcext:value-type="float">
            <text:p>985,818</text:p>
          </table:table-cell>
          <table:table-cell table:style-name="ce11" office:value-type="float" office:value="1894120" calcext:value-type="float">
            <text:p>1,894,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285" calcext:value-type="float">
            <text:p>285</text:p>
          </table:table-cell>
          <table:table-cell table:style-name="ce16" office:value-type="float" office:value="535" calcext:value-type="float">
            <text:p>535</text:p>
          </table:table-cell>
          <table:table-cell table:style-name="ce14" office:value-type="float" office:value="1062" calcext:value-type="float">
            <text:p>1,062</text:p>
          </table:table-cell>
          <table:table-cell table:style-name="ce16" office:value-type="float" office:value="2006" calcext:value-type="float">
            <text:p>2,006</text:p>
          </table:table-cell>
          <table:table-cell table:style-name="ce16" office:value-type="float" office:value="3918" calcext:value-type="float">
            <text:p>3,918</text:p>
          </table:table-cell>
          <table:table-cell table:style-name="ce16" office:value-type="float" office:value="7548" calcext:value-type="float">
            <text:p>7,548</text:p>
          </table:table-cell>
          <table:table-cell table:style-name="ce16" office:value-type="float" office:value="14595" calcext:value-type="float">
            <text:p>14,595</text:p>
          </table:table-cell>
          <table:table-cell table:style-name="ce16" office:value-type="float" office:value="28293" calcext:value-type="float">
            <text:p>28,293</text:p>
          </table:table-cell>
          <table:table-cell table:style-name="ce16" office:value-type="float" office:value="54761" calcext:value-type="float">
            <text:p>54,761</text:p>
          </table:table-cell>
          <table:table-cell table:style-name="ce16" office:value-type="float" office:value="106452" calcext:value-type="float">
            <text:p>106,452</text:p>
          </table:table-cell>
          <table:table-cell table:style-name="ce3" office:value-type="float" office:value="206421" calcext:value-type="float">
            <text:p>206,421</text:p>
          </table:table-cell>
          <table:table-cell table:style-name="ce3" office:value-type="float" office:value="401522" calcext:value-type="float">
            <text:p>401,522</text:p>
          </table:table-cell>
          <table:table-cell table:style-name="ce3" office:value-type="float" office:value="780966" calcext:value-type="float">
            <text:p>780,966</text:p>
          </table:table-cell>
          <table:table-cell table:style-name="ce3" office:value-type="float" office:value="1520543" calcext:value-type="float">
            <text:p>1,520,543</text:p>
          </table:table-cell>
          <table:table-cell table:style-name="ce3" office:value-type="float" office:value="2962226" calcext:value-type="float">
            <text:p>2,962,226</text:p>
          </table:table-cell>
          <table:table-cell table:style-name="ce3" office:value-type="float" office:value="5777162" calcext:value-type="float">
            <text:p>5,777,1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/>
          <table:table-cell table:style-name="ce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257" calcext:value-type="float">
            <text:p>257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office:value-type="float" office:value="1033" calcext:value-type="float">
            <text:p>1,033</text:p>
          </table:table-cell>
          <table:table-cell table:style-name="ce14" office:value-type="float" office:value="2132" calcext:value-type="float">
            <text:p>2,132</text:p>
          </table:table-cell>
          <table:table-cell table:style-name="ce14" office:value-type="float" office:value="4187" calcext:value-type="float">
            <text:p>4,187</text:p>
          </table:table-cell>
          <table:table-cell table:style-name="ce14" office:value-type="float" office:value="8370" calcext:value-type="float">
            <text:p>8,370</text:p>
          </table:table-cell>
          <table:table-cell table:style-name="ce14" office:value-type="float" office:value="16656" calcext:value-type="float">
            <text:p>16,656</text:p>
          </table:table-cell>
          <table:table-cell table:style-name="ce14" office:value-type="float" office:value="33123" calcext:value-type="float">
            <text:p>33,123</text:p>
          </table:table-cell>
          <table:table-cell table:style-name="ce14" office:value-type="float" office:value="65855" calcext:value-type="float">
            <text:p>65,855</text:p>
          </table:table-cell>
          <table:table-cell table:style-name="ce14" office:value-type="float" office:value="130460" calcext:value-type="float">
            <text:p>130,460</text:p>
          </table:table-cell>
          <table:table-cell table:style-name="ce14" office:value-type="float" office:value="259431" calcext:value-type="float">
            <text:p>259,431</text:p>
          </table:table-cell>
          <table:table-cell table:style-name="ce14" office:value-type="float" office:value="513737" calcext:value-type="float">
            <text:p>513,737</text:p>
          </table:table-cell>
          <table:table-cell table:style-name="ce14" office:value-type="float" office:value="1019223" calcext:value-type="float">
            <text:p>1,019,223</text:p>
          </table:table-cell>
          <table:table-cell table:style-name="ce14" office:value-type="float" office:value="2019783" calcext:value-type="float">
            <text:p>2,019,783</text:p>
          </table:table-cell>
          <table:table-cell table:style-name="ce14" office:value-type="float" office:value="4003071" calcext:value-type="float">
            <text:p>4,003,071</text:p>
          </table:table-cell>
          <table:table-cell table:style-name="ce14" office:value-type="float" office:value="7930375" calcext:value-type="float">
            <text:p>7,930,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/>
          <table:table-cell table:style-name="ce3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6208" calcext:value-type="float">
            <text:p>6,208</text:p>
          </table:table-cell>
          <table:table-cell table:style-name="ce3" office:value-type="float" office:value="12643" calcext:value-type="float">
            <text:p>12,643</text:p>
          </table:table-cell>
          <table:table-cell table:style-name="ce3" office:value-type="float" office:value="25662" calcext:value-type="float">
            <text:p>25,662</text:p>
          </table:table-cell>
          <table:table-cell table:style-name="ce3" office:value-type="float" office:value="52014" calcext:value-type="float">
            <text:p>52,014</text:p>
          </table:table-cell>
          <table:table-cell table:style-name="ce3" office:value-type="float" office:value="105487" calcext:value-type="float">
            <text:p>105,487</text:p>
          </table:table-cell>
          <table:table-cell table:style-name="ce16" office:value-type="float" office:value="212566" calcext:value-type="float">
            <text:p>212,566</text:p>
          </table:table-cell>
          <table:table-cell table:style-name="ce16" office:value-type="float" office:value="430007" calcext:value-type="float">
            <text:p>430,007</text:p>
          </table:table-cell>
          <table:table-cell table:style-name="ce16" office:value-type="float" office:value="865650" calcext:value-type="float">
            <text:p>865,650</text:p>
          </table:table-cell>
          <table:table-cell table:style-name="ce16" office:value-type="float" office:value="1744136" calcext:value-type="float">
            <text:p>1,744,136</text:p>
          </table:table-cell>
          <table:table-cell table:style-name="ce16" office:value-type="float" office:value="3508335" calcext:value-type="float">
            <text:p>3,508,335</text:p>
          </table:table-cell>
          <table:table-cell table:style-name="ce16" office:value-type="float" office:value="7053390" calcext:value-type="float">
            <text:p>7,053,3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/>
          <table:table-cell table:style-name="ce3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3740" calcext:value-type="float">
            <text:p>3,740</text:p>
          </table:table-cell>
          <table:table-cell table:style-name="ce3" office:value-type="float" office:value="7709" calcext:value-type="float">
            <text:p>7,709</text:p>
          </table:table-cell>
          <table:table-cell table:style-name="ce3" office:value-type="float" office:value="15910" calcext:value-type="float">
            <text:p>15,910</text:p>
          </table:table-cell>
          <table:table-cell table:style-name="ce3" office:value-type="float" office:value="32759" calcext:value-type="float">
            <text:p>32,759</text:p>
          </table:table-cell>
          <table:table-cell table:style-name="ce3" office:value-type="float" office:value="67185" calcext:value-type="float">
            <text:p>67,185</text:p>
          </table:table-cell>
          <table:table-cell table:style-name="ce3" office:value-type="float" office:value="138063" calcext:value-type="float">
            <text:p>138,063</text:p>
          </table:table-cell>
          <table:table-cell table:style-name="ce3" office:value-type="float" office:value="281566" calcext:value-type="float">
            <text:p>281,566</text:p>
          </table:table-cell>
          <table:table-cell table:style-name="ce3" office:value-type="float" office:value="576165" calcext:value-type="float">
            <text:p>576,165</text:p>
          </table:table-cell>
          <table:table-cell table:style-name="ce3" office:value-type="float" office:value="1173435" calcext:value-type="float">
            <text:p>1,173,435</text:p>
          </table:table-cell>
          <table:table-cell table:style-name="ce3" office:value-type="float" office:value="2390366" calcext:value-type="float">
            <text:p>2,390,366</text:p>
          </table:table-cell>
          <table:table-cell table:style-name="ce3" office:value-type="float" office:value="4860357" calcext:value-type="float">
            <text:p>4,860,3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/>
          <table:table-cell table:style-name="ce3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4185" calcext:value-type="float">
            <text:p>4,185</text:p>
          </table:table-cell>
          <table:table-cell table:style-name="ce3" office:value-type="float" office:value="8735" calcext:value-type="float">
            <text:p>8,735</text:p>
          </table:table-cell>
          <table:table-cell table:style-name="ce3" office:value-type="float" office:value="18143" calcext:value-type="float">
            <text:p>18,143</text:p>
          </table:table-cell>
          <table:table-cell table:style-name="ce3" office:value-type="float" office:value="37695" calcext:value-type="float">
            <text:p>37,695</text:p>
          </table:table-cell>
          <table:table-cell table:style-name="ce3" office:value-type="float" office:value="77939" calcext:value-type="float">
            <text:p>77,939</text:p>
          </table:table-cell>
          <table:table-cell table:style-name="ce3" office:value-type="float" office:value="161479" calcext:value-type="float">
            <text:p>161,479</text:p>
          </table:table-cell>
          <table:table-cell table:style-name="ce3" office:value-type="float" office:value="332008" calcext:value-type="float">
            <text:p>332,008</text:p>
          </table:table-cell>
          <table:table-cell table:style-name="ce3" office:value-type="float" office:value="684502" calcext:value-type="float">
            <text:p>684,502</text:p>
          </table:table-cell>
          <table:table-cell table:style-name="ce3" office:value-type="float" office:value="1404867" calcext:value-type="float">
            <text:p>1,404,867</text:p>
          </table:table-cell>
          <table:table-cell table:style-name="ce3" office:value-type="float" office:value="2882712" calcext:value-type="float">
            <text:p>2,882,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/>
          <table:table-cell/>
          <table:table-cell table:style-name="ce3" table:number-columns-repeated="5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4459" calcext:value-type="float">
            <text:p>4,459</text:p>
          </table:table-cell>
          <table:table-cell table:style-name="ce3" office:value-type="float" office:value="9388" calcext:value-type="float">
            <text:p>9,388</text:p>
          </table:table-cell>
          <table:table-cell table:style-name="ce3" office:value-type="float" office:value="19603" calcext:value-type="float">
            <text:p>19,603</text:p>
          </table:table-cell>
          <table:table-cell table:style-name="ce3" office:value-type="float" office:value="40946" calcext:value-type="float">
            <text:p>40,946</text:p>
          </table:table-cell>
          <table:table-cell table:style-name="ce3" office:value-type="float" office:value="85087" calcext:value-type="float">
            <text:p>85,087</text:p>
          </table:table-cell>
          <table:table-cell table:style-name="ce3" office:value-type="float" office:value="177200" calcext:value-type="float">
            <text:p>177,200</text:p>
          </table:table-cell>
          <table:table-cell table:style-name="ce3" office:value-type="float" office:value="366248" calcext:value-type="float">
            <text:p>366,248</text:p>
          </table:table-cell>
          <table:table-cell table:style-name="ce3" office:value-type="float" office:value="758686" calcext:value-type="float">
            <text:p>758,686</text:p>
          </table:table-cell>
          <table:table-cell table:style-name="ce3" office:value-type="float" office:value="1565038" calcext:value-type="float">
            <text:p>1,565,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/>
          <table:table-cell table:style-name="ce3"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4634" calcext:value-type="float">
            <text:p>4,634</text:p>
          </table:table-cell>
          <table:table-cell table:style-name="ce3" office:value-type="float" office:value="9796" calcext:value-type="float">
            <text:p>9,796</text:p>
          </table:table-cell>
          <table:table-cell table:style-name="ce3" office:value-type="float" office:value="20513" calcext:value-type="float">
            <text:p>20,513</text:p>
          </table:table-cell>
          <table:table-cell table:style-name="ce3" office:value-type="float" office:value="43020" calcext:value-type="float">
            <text:p>43,020</text:p>
          </table:table-cell>
          <table:table-cell table:style-name="ce3" office:value-type="float" office:value="89684" calcext:value-type="float">
            <text:p>89,684</text:p>
          </table:table-cell>
          <table:table-cell table:style-name="ce3" office:value-type="float" office:value="187361" calcext:value-type="float">
            <text:p>187,361</text:p>
          </table:table-cell>
          <table:table-cell table:style-name="ce3" office:value-type="float" office:value="388633" calcext:value-type="float">
            <text:p>388,633</text:p>
          </table:table-cell>
          <table:table-cell table:style-name="ce3" office:value-type="float" office:value="807508" calcext:value-type="float">
            <text:p>807,5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/>
          <table:table-cell/>
          <table:table-cell table:style-name="ce3" table:number-columns-repeated="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4738" calcext:value-type="float">
            <text:p>4,738</text:p>
          </table:table-cell>
          <table:table-cell table:style-name="ce3" office:value-type="float" office:value="10051" calcext:value-type="float">
            <text:p>10,051</text:p>
          </table:table-cell>
          <table:table-cell table:style-name="ce3" office:value-type="float" office:value="21083" calcext:value-type="float">
            <text:p>21,083</text:p>
          </table:table-cell>
          <table:table-cell table:style-name="ce3" office:value-type="float" office:value="44315" calcext:value-type="float">
            <text:p>44,315</text:p>
          </table:table-cell>
          <table:table-cell table:style-name="ce3" office:value-type="float" office:value="92608" calcext:value-type="float">
            <text:p>92,608</text:p>
          </table:table-cell>
          <table:table-cell table:style-name="ce3" office:value-type="float" office:value="193824" calcext:value-type="float">
            <text:p>193,824</text:p>
          </table:table-cell>
          <table:table-cell table:style-name="ce3" office:value-type="float" office:value="402936" calcext:value-type="float">
            <text:p>402,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/>
          <table:table-cell/>
          <table:table-cell table:style-name="ce3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4803" calcext:value-type="float">
            <text:p>4,803</text:p>
          </table:table-cell>
          <table:table-cell table:style-name="ce3" office:value-type="float" office:value="10202" calcext:value-type="float">
            <text:p>10,202</text:p>
          </table:table-cell>
          <table:table-cell table:style-name="ce3" office:value-type="float" office:value="21440" calcext:value-type="float">
            <text:p>21,440</text:p>
          </table:table-cell>
          <table:table-cell table:style-name="ce3" office:value-type="float" office:value="45115" calcext:value-type="float">
            <text:p>45,115</text:p>
          </table:table-cell>
          <table:table-cell table:style-name="ce3" office:value-type="float" office:value="94434" calcext:value-type="float">
            <text:p>94,434</text:p>
          </table:table-cell>
          <table:table-cell table:style-name="ce3" office:value-type="float" office:value="197891" calcext:value-type="float">
            <text:p>197,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/>
          <table:table-cell table:style-name="ce3" table:number-columns-repeated="9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4844" calcext:value-type="float">
            <text:p>4,844</text:p>
          </table:table-cell>
          <table:table-cell table:style-name="ce3" office:value-type="float" office:value="10294" calcext:value-type="float">
            <text:p>10,294</text:p>
          </table:table-cell>
          <table:table-cell table:style-name="ce3" office:value-type="float" office:value="21659" calcext:value-type="float">
            <text:p>21,659</text:p>
          </table:table-cell>
          <table:table-cell table:style-name="ce3" office:value-type="float" office:value="45609" calcext:value-type="float">
            <text:p>45,609</text:p>
          </table:table-cell>
          <table:table-cell table:style-name="ce3" office:value-type="float" office:value="95580" calcext:value-type="float">
            <text:p>95,5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/>
          <table:table-cell/>
          <table:table-cell table:style-name="ce3" table:number-columns-repeated="10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4867" calcext:value-type="float">
            <text:p>4,867</text:p>
          </table:table-cell>
          <table:table-cell table:style-name="ce3" office:value-type="float" office:value="10349" calcext:value-type="float">
            <text:p>10,349</text:p>
          </table:table-cell>
          <table:table-cell table:style-name="ce3" office:value-type="float" office:value="21794" calcext:value-type="float">
            <text:p>21,794</text:p>
          </table:table-cell>
          <table:table-cell table:style-name="ce3" office:value-type="float" office:value="45907" calcext:value-type="float">
            <text:p>45,9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/>
          <table:table-cell/>
          <table:table-cell table:style-name="ce3" table:number-columns-repeated="11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4882" calcext:value-type="float">
            <text:p>4,882</text:p>
          </table:table-cell>
          <table:table-cell table:style-name="ce3" office:value-type="float" office:value="10381" calcext:value-type="float">
            <text:p>10,381</text:p>
          </table:table-cell>
          <table:table-cell table:style-name="ce3" office:value-type="float" office:value="21877" calcext:value-type="float">
            <text:p>21,8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/>
          <table:table-cell/>
          <table:table-cell table:style-name="ce3" table:number-columns-repeated="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4891" calcext:value-type="float">
            <text:p>4,891</text:p>
          </table:table-cell>
          <table:table-cell table:style-name="ce3" office:value-type="float" office:value="10401" calcext:value-type="float">
            <text:p>10,4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/>
          <table:table-cell/>
          <table:table-cell table:style-name="ce3" table:number-columns-repeated="1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1087" calcext:value-type="float">
            <text:p>1,087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4896" calcext:value-type="float">
            <text:p>4,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/>
          <table:table-cell/>
          <table:table-cell table:style-name="ce3" table:number-columns-repeated="1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1087" calcext:value-type="float">
            <text:p>1,087</text:p>
          </table:table-cell>
          <table:table-cell table:style-name="ce3" office:value-type="float" office:value="2281" calcext:value-type="float">
            <text:p>2,2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/>
          <table:table-cell/>
          <table:table-cell table:style-name="ce3" table:number-columns-repeated="15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1087" calcext:value-type="float">
            <text:p>1,0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/>
          <table:table-cell/>
          <table:table-cell table:style-name="ce3" table:number-columns-repeated="1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/>
          <table:table-cell/>
          <table:table-cell table:style-name="ce3" table:number-columns-repeated="1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/>
          <table:table-cell table:style-name="ce3" table:number-columns-repeated="1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/>
          <table:table-cell/>
          <table:table-cell table:style-name="ce3" table:number-columns-repeated="19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/>
          <table:table-cell/>
          <table:table-cell table:style-name="ce3" table:number-columns-repeated="20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/>
          <table:table-cell/>
          <table:table-cell table:style-name="ce3" table:number-columns-repeated="21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/>
          <table:table-cell/>
          <table:table-cell table:style-name="ce3" table:number-columns-repeated="2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/>
          <table:table-cell/>
          <table:table-cell table:style-name="ce3" table:number-columns-repeated="23"/>
          <table:table-cell table:style-name="ce12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26"/>
        </table:table-row>
        <table:table-row table:style-name="ro1">
          <table:table-cell office:value-type="string" calcext:value-type="string">
            <text:p>Compute statistics</text:p>
          </table:table-cell>
          <table:table-cell table:style-name="Default" table:number-columns-repeated="26"/>
        </table:table-row>
        <table:table-row table:style-name="ro1">
          <table:table-cell/>
          <table:table-cell table:style-name="Default" table:number-columns-repeated="26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style-name="ce4" table:formula="of:=2*[.B32]" office:value-type="float" office:value="2" calcext:value-type="float">
            <text:p>2</text:p>
          </table:table-cell>
          <table:table-cell table:formula="of:=2*[.C32]" office:value-type="float" office:value="4" calcext:value-type="float">
            <text:p>4</text:p>
          </table:table-cell>
          <table:table-cell table:formula="of:=2*[.D32]" office:value-type="float" office:value="8" calcext:value-type="float">
            <text:p>8</text:p>
          </table:table-cell>
          <table:table-cell table:formula="of:=2*[.E32]" office:value-type="float" office:value="16" calcext:value-type="float">
            <text:p>16</text:p>
          </table:table-cell>
          <table:table-cell table:formula="of:=2*[.F32]" office:value-type="float" office:value="32" calcext:value-type="float">
            <text:p>32</text:p>
          </table:table-cell>
          <table:table-cell table:formula="of:=2*[.G32]" office:value-type="float" office:value="64" calcext:value-type="float">
            <text:p>64</text:p>
          </table:table-cell>
          <table:table-cell table:formula="of:=2*[.H32]" office:value-type="float" office:value="128" calcext:value-type="float">
            <text:p>128</text:p>
          </table:table-cell>
          <table:table-cell table:formula="of:=2*[.I32]" office:value-type="float" office:value="256" calcext:value-type="float">
            <text:p>256</text:p>
          </table:table-cell>
          <table:table-cell table:formula="of:=2*[.J32]" office:value-type="float" office:value="512" calcext:value-type="float">
            <text:p>512</text:p>
          </table:table-cell>
          <table:table-cell table:formula="of:=2*[.K32]" office:value-type="float" office:value="1024" calcext:value-type="float">
            <text:p>1,024</text:p>
          </table:table-cell>
          <table:table-cell table:formula="of:=2*[.L32]" office:value-type="float" office:value="2048" calcext:value-type="float">
            <text:p>2,048</text:p>
          </table:table-cell>
          <table:table-cell table:formula="of:=2*[.M32]" office:value-type="float" office:value="4096" calcext:value-type="float">
            <text:p>4,096</text:p>
          </table:table-cell>
          <table:table-cell table:formula="of:=2*[.N32]" office:value-type="float" office:value="8192" calcext:value-type="float">
            <text:p>8,192</text:p>
          </table:table-cell>
          <table:table-cell table:formula="of:=2*[.O32]" office:value-type="float" office:value="16384" calcext:value-type="float">
            <text:p>16,384</text:p>
          </table:table-cell>
          <table:table-cell table:formula="of:=2*[.P32]" office:value-type="float" office:value="32768" calcext:value-type="float">
            <text:p>32,768</text:p>
          </table:table-cell>
          <table:table-cell table:formula="of:=2*[.Q32]" office:value-type="float" office:value="65536" calcext:value-type="float">
            <text:p>65,536</text:p>
          </table:table-cell>
          <table:table-cell table:formula="of:=2*[.R32]" office:value-type="float" office:value="131072" calcext:value-type="float">
            <text:p>131,072</text:p>
          </table:table-cell>
          <table:table-cell table:formula="of:=2*[.S32]" office:value-type="float" office:value="262144" calcext:value-type="float">
            <text:p>262,144</text:p>
          </table:table-cell>
          <table:table-cell table:formula="of:=2*[.T32]" office:value-type="float" office:value="524288" calcext:value-type="float">
            <text:p>524,288</text:p>
          </table:table-cell>
          <table:table-cell table:formula="of:=2*[.U32]" office:value-type="float" office:value="1048576" calcext:value-type="float">
            <text:p>1,048,576</text:p>
          </table:table-cell>
          <table:table-cell table:formula="of:=2*[.V32]" office:value-type="float" office:value="2097152" calcext:value-type="float">
            <text:p>2,097,152</text:p>
          </table:table-cell>
          <table:table-cell table:formula="of:=2*[.W32]" office:value-type="float" office:value="4194304" calcext:value-type="float">
            <text:p>4,194,304</text:p>
          </table:table-cell>
          <table:table-cell table:formula="of:=2*[.X32]" office:value-type="float" office:value="8388608" calcext:value-type="float">
            <text:p>8,388,608</text:p>
          </table:table-cell>
          <table:table-cell table:formula="of:=2*[.Y32]" office:value-type="float" office:value="16777216" calcext:value-type="float">
            <text:p>16,777,216</text:p>
          </table:table-cell>
          <table:table-cell table:formula="of:=2*[.Z32]" office:value-type="float" office:value="33554432" calcext:value-type="float">
            <text:p>33,554,43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.B2]*[.$A2]" office:value-type="float" office:value="0" calcext:value-type="float">
            <text:p>0</text:p>
          </table:table-cell>
          <table:table-cell table:style-name="ce4"/>
          <table:table-cell table:number-columns-repeated="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9" table:formula="of:=[.C3]*[.$A3]" office:value-type="float" office:value="2" calcext:value-type="float">
            <text:p>2</text:p>
          </table:table-cell>
          <table:table-cell table:style-name="ce13" table:formula="of:=[.D3]*[.$A3]" office:value-type="float" office:value="2" calcext:value-type="float">
            <text:p>2</text:p>
          </table:table-cell>
          <table:table-cell table:style-name="ce13" table:formula="of:=[.E3]*[.$A3]" office:value-type="float" office:value="2" calcext:value-type="float">
            <text:p>2</text:p>
          </table:table-cell>
          <table:table-cell table:style-name="ce13" table:formula="of:=[.F3]*[.$A3]" office:value-type="float" office:value="5" calcext:value-type="float">
            <text:p>5</text:p>
          </table:table-cell>
          <table:table-cell table:style-name="ce13" table:formula="of:=[.G3]*[.$A3]" office:value-type="float" office:value="7" calcext:value-type="float">
            <text:p>7</text:p>
          </table:table-cell>
          <table:table-cell table:style-name="ce13" table:formula="of:=[.H3]*[.$A3]" office:value-type="float" office:value="13" calcext:value-type="float">
            <text:p>13</text:p>
          </table:table-cell>
          <table:table-cell table:style-name="ce13" table:formula="of:=[.I3]*[.$A3]" office:value-type="float" office:value="23" calcext:value-type="float">
            <text:p>23</text:p>
          </table:table-cell>
          <table:table-cell table:style-name="ce13" table:formula="of:=[.J3]*[.$A3]" office:value-type="float" office:value="43" calcext:value-type="float">
            <text:p>43</text:p>
          </table:table-cell>
          <table:table-cell table:style-name="ce13" table:formula="of:=[.K3]*[.$A3]" office:value-type="float" office:value="75" calcext:value-type="float">
            <text:p>75</text:p>
          </table:table-cell>
          <table:table-cell table:style-name="ce13" table:formula="of:=[.L3]*[.$A3]" office:value-type="float" office:value="137" calcext:value-type="float">
            <text:p>137</text:p>
          </table:table-cell>
          <table:table-cell table:style-name="ce13" table:formula="of:=[.M3]*[.$A3]" office:value-type="float" office:value="255" calcext:value-type="float">
            <text:p>255</text:p>
          </table:table-cell>
          <table:table-cell table:style-name="ce13" table:formula="of:=[.N3]*[.$A3]" office:value-type="float" office:value="464" calcext:value-type="float">
            <text:p>464</text:p>
          </table:table-cell>
          <table:table-cell table:style-name="ce13" table:formula="of:=[.O3]*[.$A3]" office:value-type="float" office:value="872" calcext:value-type="float">
            <text:p>872</text:p>
          </table:table-cell>
          <table:table-cell table:style-name="ce13" table:formula="of:=[.P3]*[.$A3]" office:value-type="float" office:value="1612" calcext:value-type="float">
            <text:p>1,612</text:p>
          </table:table-cell>
          <table:table-cell table:style-name="ce13" table:formula="of:=[.Q3]*[.$A3]" office:value-type="float" office:value="3030" calcext:value-type="float">
            <text:p>3,030</text:p>
          </table:table-cell>
          <table:table-cell table:style-name="ce13" table:formula="of:=[.R3]*[.$A3]" office:value-type="float" office:value="5709" calcext:value-type="float">
            <text:p>5,709</text:p>
          </table:table-cell>
          <table:table-cell table:style-name="ce13" table:formula="of:=[.S3]*[.$A3]" office:value-type="float" office:value="10749" calcext:value-type="float">
            <text:p>10,749</text:p>
          </table:table-cell>
          <table:table-cell table:style-name="ce13" table:formula="of:=[.T3]*[.$A3]" office:value-type="float" office:value="20390" calcext:value-type="float">
            <text:p>20,390</text:p>
          </table:table-cell>
          <table:table-cell table:style-name="ce13" table:formula="of:=[.U3]*[.$A3]" office:value-type="float" office:value="38635" calcext:value-type="float">
            <text:p>38,635</text:p>
          </table:table-cell>
          <table:table-cell table:style-name="ce13" table:formula="of:=[.V3]*[.$A3]" office:value-type="float" office:value="73586" calcext:value-type="float">
            <text:p>73,586</text:p>
          </table:table-cell>
          <table:table-cell table:style-name="ce13" table:formula="of:=[.W3]*[.$A3]" office:value-type="float" office:value="140336" calcext:value-type="float">
            <text:p>140,336</text:p>
          </table:table-cell>
          <table:table-cell table:style-name="ce13" table:formula="of:=[.X3]*[.$A3]" office:value-type="float" office:value="268216" calcext:value-type="float">
            <text:p>268,216</text:p>
          </table:table-cell>
          <table:table-cell table:style-name="ce13" table:formula="of:=[.Y3]*[.$A3]" office:value-type="float" office:value="513708" calcext:value-type="float">
            <text:p>513,708</text:p>
          </table:table-cell>
          <table:table-cell table:style-name="ce13" table:formula="of:=[.Z3]*[.$A3]" office:value-type="float" office:value="985818" calcext:value-type="float">
            <text:p>985,818</text:p>
          </table:table-cell>
          <table:table-cell table:style-name="ce13" table:formula="of:=[.AA3]*[.$A3]" office:value-type="float" office:value="1894120" calcext:value-type="float">
            <text:p>1,894,12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0"/>
          <table:table-cell table:formula="of:=[.D4]*[.$A4]" office:value-type="float" office:value="4" calcext:value-type="float">
            <text:p>4</text:p>
          </table:table-cell>
          <table:table-cell table:formula="of:=[.E4]*[.$A4]" office:value-type="float" office:value="8" calcext:value-type="float">
            <text:p>8</text:p>
          </table:table-cell>
          <table:table-cell table:formula="of:=[.F4]*[.$A4]" office:value-type="float" office:value="8" calcext:value-type="float">
            <text:p>8</text:p>
          </table:table-cell>
          <table:table-cell table:formula="of:=[.G4]*[.$A4]" office:value-type="float" office:value="24" calcext:value-type="float">
            <text:p>24</text:p>
          </table:table-cell>
          <table:table-cell table:formula="of:=[.H4]*[.$A4]" office:value-type="float" office:value="40" calcext:value-type="float">
            <text:p>40</text:p>
          </table:table-cell>
          <table:table-cell table:formula="of:=[.I4]*[.$A4]" office:value-type="float" office:value="80" calcext:value-type="float">
            <text:p>80</text:p>
          </table:table-cell>
          <table:table-cell table:formula="of:=[.J4]*[.$A4]" office:value-type="float" office:value="150" calcext:value-type="float">
            <text:p>150</text:p>
          </table:table-cell>
          <table:table-cell table:formula="of:=[.K4]*[.$A4]" office:value-type="float" office:value="294" calcext:value-type="float">
            <text:p>294</text:p>
          </table:table-cell>
          <table:table-cell table:formula="of:=[.L4]*[.$A4]" office:value-type="float" office:value="570" calcext:value-type="float">
            <text:p>570</text:p>
          </table:table-cell>
          <table:table-cell table:formula="of:=[.M4]*[.$A4]" office:value-type="float" office:value="1070" calcext:value-type="float">
            <text:p>1,070</text:p>
          </table:table-cell>
          <table:table-cell table:formula="of:=[.N4]*[.$A4]" office:value-type="float" office:value="2124" calcext:value-type="float">
            <text:p>2,124</text:p>
          </table:table-cell>
          <table:table-cell table:formula="of:=[.O4]*[.$A4]" office:value-type="float" office:value="4012" calcext:value-type="float">
            <text:p>4,012</text:p>
          </table:table-cell>
          <table:table-cell table:formula="of:=[.P4]*[.$A4]" office:value-type="float" office:value="7836" calcext:value-type="float">
            <text:p>7,836</text:p>
          </table:table-cell>
          <table:table-cell table:formula="of:=[.Q4]*[.$A4]" office:value-type="float" office:value="15096" calcext:value-type="float">
            <text:p>15,096</text:p>
          </table:table-cell>
          <table:table-cell table:formula="of:=[.R4]*[.$A4]" office:value-type="float" office:value="29190" calcext:value-type="float">
            <text:p>29,190</text:p>
          </table:table-cell>
          <table:table-cell table:formula="of:=[.S4]*[.$A4]" office:value-type="float" office:value="56586" calcext:value-type="float">
            <text:p>56,586</text:p>
          </table:table-cell>
          <table:table-cell table:formula="of:=[.T4]*[.$A4]" office:value-type="float" office:value="109522" calcext:value-type="float">
            <text:p>109,522</text:p>
          </table:table-cell>
          <table:table-cell table:formula="of:=[.U4]*[.$A4]" office:value-type="float" office:value="212904" calcext:value-type="float">
            <text:p>212,904</text:p>
          </table:table-cell>
          <table:table-cell table:formula="of:=[.V4]*[.$A4]" office:value-type="float" office:value="412842" calcext:value-type="float">
            <text:p>412,842</text:p>
          </table:table-cell>
          <table:table-cell table:formula="of:=[.W4]*[.$A4]" office:value-type="float" office:value="803044" calcext:value-type="float">
            <text:p>803,044</text:p>
          </table:table-cell>
          <table:table-cell table:formula="of:=[.X4]*[.$A4]" office:value-type="float" office:value="1561932" calcext:value-type="float">
            <text:p>1,561,932</text:p>
          </table:table-cell>
          <table:table-cell table:formula="of:=[.Y4]*[.$A4]" office:value-type="float" office:value="3041086" calcext:value-type="float">
            <text:p>3,041,086</text:p>
          </table:table-cell>
          <table:table-cell table:formula="of:=[.Z4]*[.$A4]" office:value-type="float" office:value="5924452" calcext:value-type="float">
            <text:p>5,924,452</text:p>
          </table:table-cell>
          <table:table-cell table:formula="of:=[.AA4]*[.$A4]" office:value-type="float" office:value="11554324" calcext:value-type="float">
            <text:p>11,554,32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formula="of:=[.E5]*[.$A5]" office:value-type="float" office:value="6" calcext:value-type="float">
            <text:p>6</text:p>
          </table:table-cell>
          <table:table-cell table:formula="of:=[.F5]*[.$A5]" office:value-type="float" office:value="15" calcext:value-type="float">
            <text:p>15</text:p>
          </table:table-cell>
          <table:table-cell table:formula="of:=[.G5]*[.$A5]" office:value-type="float" office:value="18" calcext:value-type="float">
            <text:p>18</text:p>
          </table:table-cell>
          <table:table-cell table:formula="of:=[.H5]*[.$A5]" office:value-type="float" office:value="51" calcext:value-type="float">
            <text:p>51</text:p>
          </table:table-cell>
          <table:table-cell table:formula="of:=[.I5]*[.$A5]" office:value-type="float" office:value="90" calcext:value-type="float">
            <text:p>90</text:p>
          </table:table-cell>
          <table:table-cell table:formula="of:=[.J5]*[.$A5]" office:value-type="float" office:value="195" calcext:value-type="float">
            <text:p>195</text:p>
          </table:table-cell>
          <table:table-cell table:formula="of:=[.K5]*[.$A5]" office:value-type="float" office:value="393" calcext:value-type="float">
            <text:p>393</text:p>
          </table:table-cell>
          <table:table-cell table:formula="of:=[.L5]*[.$A5]" office:value-type="float" office:value="771" calcext:value-type="float">
            <text:p>771</text:p>
          </table:table-cell>
          <table:table-cell table:formula="of:=[.M5]*[.$A5]" office:value-type="float" office:value="1608" calcext:value-type="float">
            <text:p>1,608</text:p>
          </table:table-cell>
          <table:table-cell table:formula="of:=[.N5]*[.$A5]" office:value-type="float" office:value="3099" calcext:value-type="float">
            <text:p>3,099</text:p>
          </table:table-cell>
          <table:table-cell table:formula="of:=[.O5]*[.$A5]" office:value-type="float" office:value="6396" calcext:value-type="float">
            <text:p>6,396</text:p>
          </table:table-cell>
          <table:table-cell table:formula="of:=[.P5]*[.$A5]" office:value-type="float" office:value="12561" calcext:value-type="float">
            <text:p>12,561</text:p>
          </table:table-cell>
          <table:table-cell table:formula="of:=[.Q5]*[.$A5]" office:value-type="float" office:value="25110" calcext:value-type="float">
            <text:p>25,110</text:p>
          </table:table-cell>
          <table:table-cell table:formula="of:=[.R5]*[.$A5]" office:value-type="float" office:value="49968" calcext:value-type="float">
            <text:p>49,968</text:p>
          </table:table-cell>
          <table:table-cell table:formula="of:=[.S5]*[.$A5]" office:value-type="float" office:value="99369" calcext:value-type="float">
            <text:p>99,369</text:p>
          </table:table-cell>
          <table:table-cell table:formula="of:=[.T5]*[.$A5]" office:value-type="float" office:value="197565" calcext:value-type="float">
            <text:p>197,565</text:p>
          </table:table-cell>
          <table:table-cell table:formula="of:=[.U5]*[.$A5]" office:value-type="float" office:value="391380" calcext:value-type="float">
            <text:p>391,380</text:p>
          </table:table-cell>
          <table:table-cell table:formula="of:=[.V5]*[.$A5]" office:value-type="float" office:value="778293" calcext:value-type="float">
            <text:p>778,293</text:p>
          </table:table-cell>
          <table:table-cell table:formula="of:=[.W5]*[.$A5]" office:value-type="float" office:value="1541211" calcext:value-type="float">
            <text:p>1,541,211</text:p>
          </table:table-cell>
          <table:table-cell table:formula="of:=[.X5]*[.$A5]" office:value-type="float" office:value="3057669" calcext:value-type="float">
            <text:p>3,057,669</text:p>
          </table:table-cell>
          <table:table-cell table:formula="of:=[.Y5]*[.$A5]" office:value-type="float" office:value="6059349" calcext:value-type="float">
            <text:p>6,059,349</text:p>
          </table:table-cell>
          <table:table-cell table:formula="of:=[.Z5]*[.$A5]" office:value-type="float" office:value="12009213" calcext:value-type="float">
            <text:p>12,009,213</text:p>
          </table:table-cell>
          <table:table-cell table:formula="of:=[.AA5]*[.$A5]" office:value-type="float" office:value="23791125" calcext:value-type="float">
            <text:p>23,791,12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0"/>
          <table:table-cell table:number-columns-repeated="2"/>
          <table:table-cell table:formula="of:=[.F6]*[.$A6]" office:value-type="float" office:value="8" calcext:value-type="float">
            <text:p>8</text:p>
          </table:table-cell>
          <table:table-cell table:formula="of:=[.G6]*[.$A6]" office:value-type="float" office:value="20" calcext:value-type="float">
            <text:p>20</text:p>
          </table:table-cell>
          <table:table-cell table:formula="of:=[.H6]*[.$A6]" office:value-type="float" office:value="28" calcext:value-type="float">
            <text:p>28</text:p>
          </table:table-cell>
          <table:table-cell table:formula="of:=[.I6]*[.$A6]" office:value-type="float" office:value="80" calcext:value-type="float">
            <text:p>80</text:p>
          </table:table-cell>
          <table:table-cell table:formula="of:=[.J6]*[.$A6]" office:value-type="float" office:value="148" calcext:value-type="float">
            <text:p>148</text:p>
          </table:table-cell>
          <table:table-cell table:formula="of:=[.K6]*[.$A6]" office:value-type="float" office:value="324" calcext:value-type="float">
            <text:p>324</text:p>
          </table:table-cell>
          <table:table-cell table:formula="of:=[.L6]*[.$A6]" office:value-type="float" office:value="692" calcext:value-type="float">
            <text:p>692</text:p>
          </table:table-cell>
          <table:table-cell table:formula="of:=[.M6]*[.$A6]" office:value-type="float" office:value="1376" calcext:value-type="float">
            <text:p>1,376</text:p>
          </table:table-cell>
          <table:table-cell table:formula="of:=[.N6]*[.$A6]" office:value-type="float" office:value="2944" calcext:value-type="float">
            <text:p>2,944</text:p>
          </table:table-cell>
          <table:table-cell table:formula="of:=[.O6]*[.$A6]" office:value-type="float" office:value="5844" calcext:value-type="float">
            <text:p>5,844</text:p>
          </table:table-cell>
          <table:table-cell table:formula="of:=[.P6]*[.$A6]" office:value-type="float" office:value="12260" calcext:value-type="float">
            <text:p>12,260</text:p>
          </table:table-cell>
          <table:table-cell table:formula="of:=[.Q6]*[.$A6]" office:value-type="float" office:value="24832" calcext:value-type="float">
            <text:p>24,832</text:p>
          </table:table-cell>
          <table:table-cell table:formula="of:=[.R6]*[.$A6]" office:value-type="float" office:value="50572" calcext:value-type="float">
            <text:p>50,572</text:p>
          </table:table-cell>
          <table:table-cell table:formula="of:=[.S6]*[.$A6]" office:value-type="float" office:value="102648" calcext:value-type="float">
            <text:p>102,648</text:p>
          </table:table-cell>
          <table:table-cell table:formula="of:=[.T6]*[.$A6]" office:value-type="float" office:value="208056" calcext:value-type="float">
            <text:p>208,056</text:p>
          </table:table-cell>
          <table:table-cell table:formula="of:=[.U6]*[.$A6]" office:value-type="float" office:value="421948" calcext:value-type="float">
            <text:p>421,948</text:p>
          </table:table-cell>
          <table:table-cell table:formula="of:=[.V6]*[.$A6]" office:value-type="float" office:value="850264" calcext:value-type="float">
            <text:p>850,264</text:p>
          </table:table-cell>
          <table:table-cell table:formula="of:=[.W6]*[.$A6]" office:value-type="float" office:value="1720028" calcext:value-type="float">
            <text:p>1,720,028</text:p>
          </table:table-cell>
          <table:table-cell table:formula="of:=[.X6]*[.$A6]" office:value-type="float" office:value="3462600" calcext:value-type="float">
            <text:p>3,462,600</text:p>
          </table:table-cell>
          <table:table-cell table:formula="of:=[.Y6]*[.$A6]" office:value-type="float" office:value="6976544" calcext:value-type="float">
            <text:p>6,976,544</text:p>
          </table:table-cell>
          <table:table-cell table:formula="of:=[.Z6]*[.$A6]" office:value-type="float" office:value="14033340" calcext:value-type="float">
            <text:p>14,033,340</text:p>
          </table:table-cell>
          <table:table-cell table:formula="of:=[.AA6]*[.$A6]" office:value-type="float" office:value="28213560" calcext:value-type="float">
            <text:p>28,213,56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0"/>
          <table:table-cell table:number-columns-repeated="3"/>
          <table:table-cell table:formula="of:=[.G7]*[.$A7]" office:value-type="float" office:value="10" calcext:value-type="float">
            <text:p>10</text:p>
          </table:table-cell>
          <table:table-cell table:formula="of:=[.H7]*[.$A7]" office:value-type="float" office:value="25" calcext:value-type="float">
            <text:p>25</text:p>
          </table:table-cell>
          <table:table-cell table:formula="of:=[.I7]*[.$A7]" office:value-type="float" office:value="40" calcext:value-type="float">
            <text:p>40</text:p>
          </table:table-cell>
          <table:table-cell table:formula="of:=[.J7]*[.$A7]" office:value-type="float" office:value="105" calcext:value-type="float">
            <text:p>105</text:p>
          </table:table-cell>
          <table:table-cell table:formula="of:=[.K7]*[.$A7]" office:value-type="float" office:value="205" calcext:value-type="float">
            <text:p>205</text:p>
          </table:table-cell>
          <table:table-cell table:formula="of:=[.L7]*[.$A7]" office:value-type="float" office:value="455" calcext:value-type="float">
            <text:p>455</text:p>
          </table:table-cell>
          <table:table-cell table:formula="of:=[.M7]*[.$A7]" office:value-type="float" office:value="995" calcext:value-type="float">
            <text:p>995</text:p>
          </table:table-cell>
          <table:table-cell table:formula="of:=[.N7]*[.$A7]" office:value-type="float" office:value="2015" calcext:value-type="float">
            <text:p>2,015</text:p>
          </table:table-cell>
          <table:table-cell table:formula="of:=[.O7]*[.$A7]" office:value-type="float" office:value="4365" calcext:value-type="float">
            <text:p>4,365</text:p>
          </table:table-cell>
          <table:table-cell table:formula="of:=[.P7]*[.$A7]" office:value-type="float" office:value="8835" calcext:value-type="float">
            <text:p>8,835</text:p>
          </table:table-cell>
          <table:table-cell table:formula="of:=[.Q7]*[.$A7]" office:value-type="float" office:value="18700" calcext:value-type="float">
            <text:p>18,700</text:p>
          </table:table-cell>
          <table:table-cell table:formula="of:=[.R7]*[.$A7]" office:value-type="float" office:value="38545" calcext:value-type="float">
            <text:p>38,545</text:p>
          </table:table-cell>
          <table:table-cell table:formula="of:=[.S7]*[.$A7]" office:value-type="float" office:value="79550" calcext:value-type="float">
            <text:p>79,550</text:p>
          </table:table-cell>
          <table:table-cell table:formula="of:=[.T7]*[.$A7]" office:value-type="float" office:value="163795" calcext:value-type="float">
            <text:p>163,795</text:p>
          </table:table-cell>
          <table:table-cell table:formula="of:=[.U7]*[.$A7]" office:value-type="float" office:value="335925" calcext:value-type="float">
            <text:p>335,925</text:p>
          </table:table-cell>
          <table:table-cell table:formula="of:=[.V7]*[.$A7]" office:value-type="float" office:value="690315" calcext:value-type="float">
            <text:p>690,315</text:p>
          </table:table-cell>
          <table:table-cell table:formula="of:=[.W7]*[.$A7]" office:value-type="float" office:value="1407830" calcext:value-type="float">
            <text:p>1,407,830</text:p>
          </table:table-cell>
          <table:table-cell table:formula="of:=[.X7]*[.$A7]" office:value-type="float" office:value="2880825" calcext:value-type="float">
            <text:p>2,880,825</text:p>
          </table:table-cell>
          <table:table-cell table:formula="of:=[.Y7]*[.$A7]" office:value-type="float" office:value="5867175" calcext:value-type="float">
            <text:p>5,867,175</text:p>
          </table:table-cell>
          <table:table-cell table:formula="of:=[.Z7]*[.$A7]" office:value-type="float" office:value="11951830" calcext:value-type="float">
            <text:p>11,951,830</text:p>
          </table:table-cell>
          <table:table-cell table:formula="of:=[.AA7]*[.$A7]" office:value-type="float" office:value="24301785" calcext:value-type="float">
            <text:p>24,301,78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10"/>
          <table:table-cell table:number-columns-repeated="4"/>
          <table:table-cell table:formula="of:=[.H8]*[.$A8]" office:value-type="float" office:value="12" calcext:value-type="float">
            <text:p>12</text:p>
          </table:table-cell>
          <table:table-cell table:formula="of:=[.I8]*[.$A8]" office:value-type="float" office:value="30" calcext:value-type="float">
            <text:p>30</text:p>
          </table:table-cell>
          <table:table-cell table:formula="of:=[.J8]*[.$A8]" office:value-type="float" office:value="48" calcext:value-type="float">
            <text:p>48</text:p>
          </table:table-cell>
          <table:table-cell table:formula="of:=[.K8]*[.$A8]" office:value-type="float" office:value="132" calcext:value-type="float">
            <text:p>132</text:p>
          </table:table-cell>
          <table:table-cell table:formula="of:=[.L8]*[.$A8]" office:value-type="float" office:value="264" calcext:value-type="float">
            <text:p>264</text:p>
          </table:table-cell>
          <table:table-cell table:formula="of:=[.M8]*[.$A8]" office:value-type="float" office:value="576" calcext:value-type="float">
            <text:p>576</text:p>
          </table:table-cell>
          <table:table-cell table:formula="of:=[.N8]*[.$A8]" office:value-type="float" office:value="1290" calcext:value-type="float">
            <text:p>1,290</text:p>
          </table:table-cell>
          <table:table-cell table:formula="of:=[.O8]*[.$A8]" office:value-type="float" office:value="2634" calcext:value-type="float">
            <text:p>2,634</text:p>
          </table:table-cell>
          <table:table-cell table:formula="of:=[.P8]*[.$A8]" office:value-type="float" office:value="5754" calcext:value-type="float">
            <text:p>5,754</text:p>
          </table:table-cell>
          <table:table-cell table:formula="of:=[.Q8]*[.$A8]" office:value-type="float" office:value="11802" calcext:value-type="float">
            <text:p>11,802</text:p>
          </table:table-cell>
          <table:table-cell table:formula="of:=[.R8]*[.$A8]" office:value-type="float" office:value="25110" calcext:value-type="float">
            <text:p>25,110</text:p>
          </table:table-cell>
          <table:table-cell table:formula="of:=[.S8]*[.$A8]" office:value-type="float" office:value="52410" calcext:value-type="float">
            <text:p>52,410</text:p>
          </table:table-cell>
          <table:table-cell table:formula="of:=[.T8]*[.$A8]" office:value-type="float" office:value="108858" calcext:value-type="float">
            <text:p>108,858</text:p>
          </table:table-cell>
          <table:table-cell table:formula="of:=[.U8]*[.$A8]" office:value-type="float" office:value="226170" calcext:value-type="float">
            <text:p>226,170</text:p>
          </table:table-cell>
          <table:table-cell table:formula="of:=[.V8]*[.$A8]" office:value-type="float" office:value="467634" calcext:value-type="float">
            <text:p>467,634</text:p>
          </table:table-cell>
          <table:table-cell table:formula="of:=[.W8]*[.$A8]" office:value-type="float" office:value="968874" calcext:value-type="float">
            <text:p>968,874</text:p>
          </table:table-cell>
          <table:table-cell table:formula="of:=[.X8]*[.$A8]" office:value-type="float" office:value="1992048" calcext:value-type="float">
            <text:p>1,992,048</text:p>
          </table:table-cell>
          <table:table-cell table:formula="of:=[.Y8]*[.$A8]" office:value-type="float" office:value="4107012" calcext:value-type="float">
            <text:p>4,107,012</text:p>
          </table:table-cell>
          <table:table-cell table:formula="of:=[.Z8]*[.$A8]" office:value-type="float" office:value="8429202" calcext:value-type="float">
            <text:p>8,429,202</text:p>
          </table:table-cell>
          <table:table-cell table:formula="of:=[.AA8]*[.$A8]" office:value-type="float" office:value="17296272" calcext:value-type="float">
            <text:p>17,296,27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  <table:table-cell table:formula="of:=[.I9]*[.$A9]" office:value-type="float" office:value="14" calcext:value-type="float">
            <text:p>14</text:p>
          </table:table-cell>
          <table:table-cell table:formula="of:=[.J9]*[.$A9]" office:value-type="float" office:value="35" calcext:value-type="float">
            <text:p>35</text:p>
          </table:table-cell>
          <table:table-cell table:formula="of:=[.K9]*[.$A9]" office:value-type="float" office:value="56" calcext:value-type="float">
            <text:p>56</text:p>
          </table:table-cell>
          <table:table-cell table:formula="of:=[.L9]*[.$A9]" office:value-type="float" office:value="154" calcext:value-type="float">
            <text:p>154</text:p>
          </table:table-cell>
          <table:table-cell table:formula="of:=[.M9]*[.$A9]" office:value-type="float" office:value="322" calcext:value-type="float">
            <text:p>322</text:p>
          </table:table-cell>
          <table:table-cell table:formula="of:=[.N9]*[.$A9]" office:value-type="float" office:value="693" calcext:value-type="float">
            <text:p>693</text:p>
          </table:table-cell>
          <table:table-cell table:formula="of:=[.O9]*[.$A9]" office:value-type="float" office:value="1568" calcext:value-type="float">
            <text:p>1,568</text:p>
          </table:table-cell>
          <table:table-cell table:formula="of:=[.P9]*[.$A9]" office:value-type="float" office:value="3227" calcext:value-type="float">
            <text:p>3,227</text:p>
          </table:table-cell>
          <table:table-cell table:formula="of:=[.Q9]*[.$A9]" office:value-type="float" office:value="7091" calcext:value-type="float">
            <text:p>7,091</text:p>
          </table:table-cell>
          <table:table-cell table:formula="of:=[.R9]*[.$A9]" office:value-type="float" office:value="14651" calcext:value-type="float">
            <text:p>14,651</text:p>
          </table:table-cell>
          <table:table-cell table:formula="of:=[.S9]*[.$A9]" office:value-type="float" office:value="31213" calcext:value-type="float">
            <text:p>31,213</text:p>
          </table:table-cell>
          <table:table-cell table:formula="of:=[.T9]*[.$A9]" office:value-type="float" office:value="65716" calcext:value-type="float">
            <text:p>65,716</text:p>
          </table:table-cell>
          <table:table-cell table:formula="of:=[.U9]*[.$A9]" office:value-type="float" office:value="137221" calcext:value-type="float">
            <text:p>137,221</text:p>
          </table:table-cell>
          <table:table-cell table:formula="of:=[.V9]*[.$A9]" office:value-type="float" office:value="286622" calcext:value-type="float">
            <text:p>286,622</text:p>
          </table:table-cell>
          <table:table-cell table:formula="of:=[.W9]*[.$A9]" office:value-type="float" office:value="595609" calcext:value-type="float">
            <text:p>595,609</text:p>
          </table:table-cell>
          <table:table-cell table:formula="of:=[.X9]*[.$A9]" office:value-type="float" office:value="1240400" calcext:value-type="float">
            <text:p>1,240,400</text:p>
          </table:table-cell>
          <table:table-cell table:formula="of:=[.Y9]*[.$A9]" office:value-type="float" office:value="2563736" calcext:value-type="float">
            <text:p>2,563,736</text:p>
          </table:table-cell>
          <table:table-cell table:formula="of:=[.Z9]*[.$A9]" office:value-type="float" office:value="5310802" calcext:value-type="float">
            <text:p>5,310,802</text:p>
          </table:table-cell>
          <table:table-cell table:formula="of:=[.AA9]*[.$A9]" office:value-type="float" office:value="10955266" calcext:value-type="float">
            <text:p>10,955,26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0"/>
          <table:table-cell table:number-columns-repeated="6"/>
          <table:table-cell table:formula="of:=[.J10]*[.$A10]" office:value-type="float" office:value="16" calcext:value-type="float">
            <text:p>16</text:p>
          </table:table-cell>
          <table:table-cell table:formula="of:=[.K10]*[.$A10]" office:value-type="float" office:value="40" calcext:value-type="float">
            <text:p>40</text:p>
          </table:table-cell>
          <table:table-cell table:formula="of:=[.L10]*[.$A10]" office:value-type="float" office:value="64" calcext:value-type="float">
            <text:p>64</text:p>
          </table:table-cell>
          <table:table-cell table:formula="of:=[.M10]*[.$A10]" office:value-type="float" office:value="176" calcext:value-type="float">
            <text:p>176</text:p>
          </table:table-cell>
          <table:table-cell table:formula="of:=[.N10]*[.$A10]" office:value-type="float" office:value="376" calcext:value-type="float">
            <text:p>376</text:p>
          </table:table-cell>
          <table:table-cell table:formula="of:=[.O10]*[.$A10]" office:value-type="float" office:value="808" calcext:value-type="float">
            <text:p>808</text:p>
          </table:table-cell>
          <table:table-cell table:formula="of:=[.P10]*[.$A10]" office:value-type="float" office:value="1832" calcext:value-type="float">
            <text:p>1,832</text:p>
          </table:table-cell>
          <table:table-cell table:formula="of:=[.Q10]*[.$A10]" office:value-type="float" office:value="3784" calcext:value-type="float">
            <text:p>3,784</text:p>
          </table:table-cell>
          <table:table-cell table:formula="of:=[.R10]*[.$A10]" office:value-type="float" office:value="8352" calcext:value-type="float">
            <text:p>8,352</text:p>
          </table:table-cell>
          <table:table-cell table:formula="of:=[.S10]*[.$A10]" office:value-type="float" office:value="17368" calcext:value-type="float">
            <text:p>17,368</text:p>
          </table:table-cell>
          <table:table-cell table:formula="of:=[.T10]*[.$A10]" office:value-type="float" office:value="37072" calcext:value-type="float">
            <text:p>37,072</text:p>
          </table:table-cell>
          <table:table-cell table:formula="of:=[.U10]*[.$A10]" office:value-type="float" office:value="78368" calcext:value-type="float">
            <text:p>78,368</text:p>
          </table:table-cell>
          <table:table-cell table:formula="of:=[.V10]*[.$A10]" office:value-type="float" office:value="164104" calcext:value-type="float">
            <text:p>164,104</text:p>
          </table:table-cell>
          <table:table-cell table:formula="of:=[.W10]*[.$A10]" office:value-type="float" office:value="344160" calcext:value-type="float">
            <text:p>344,160</text:p>
          </table:table-cell>
          <table:table-cell table:formula="of:=[.X10]*[.$A10]" office:value-type="float" office:value="717472" calcext:value-type="float">
            <text:p>717,472</text:p>
          </table:table-cell>
          <table:table-cell table:formula="of:=[.Y10]*[.$A10]" office:value-type="float" office:value="1498888" calcext:value-type="float">
            <text:p>1,498,888</text:p>
          </table:table-cell>
          <table:table-cell table:formula="of:=[.Z10]*[.$A10]" office:value-type="float" office:value="3109064" calcext:value-type="float">
            <text:p>3,109,064</text:p>
          </table:table-cell>
          <table:table-cell table:formula="of:=[.AA10]*[.$A10]" office:value-type="float" office:value="6460064" calcext:value-type="float">
            <text:p>6,460,06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10"/>
          <table:table-cell table:number-columns-repeated="7"/>
          <table:table-cell table:formula="of:=[.K11]*[.$A11]" office:value-type="float" office:value="18" calcext:value-type="float">
            <text:p>18</text:p>
          </table:table-cell>
          <table:table-cell table:formula="of:=[.L11]*[.$A11]" office:value-type="float" office:value="45" calcext:value-type="float">
            <text:p>45</text:p>
          </table:table-cell>
          <table:table-cell table:formula="of:=[.M11]*[.$A11]" office:value-type="float" office:value="72" calcext:value-type="float">
            <text:p>72</text:p>
          </table:table-cell>
          <table:table-cell table:formula="of:=[.N11]*[.$A11]" office:value-type="float" office:value="198" calcext:value-type="float">
            <text:p>198</text:p>
          </table:table-cell>
          <table:table-cell table:formula="of:=[.O11]*[.$A11]" office:value-type="float" office:value="423" calcext:value-type="float">
            <text:p>423</text:p>
          </table:table-cell>
          <table:table-cell table:formula="of:=[.P11]*[.$A11]" office:value-type="float" office:value="918" calcext:value-type="float">
            <text:p>918</text:p>
          </table:table-cell>
          <table:table-cell table:formula="of:=[.Q11]*[.$A11]" office:value-type="float" office:value="2088" calcext:value-type="float">
            <text:p>2,088</text:p>
          </table:table-cell>
          <table:table-cell table:formula="of:=[.R11]*[.$A11]" office:value-type="float" office:value="4338" calcext:value-type="float">
            <text:p>4,338</text:p>
          </table:table-cell>
          <table:table-cell table:formula="of:=[.S11]*[.$A11]" office:value-type="float" office:value="9558" calcext:value-type="float">
            <text:p>9,558</text:p>
          </table:table-cell>
          <table:table-cell table:formula="of:=[.T11]*[.$A11]" office:value-type="float" office:value="19953" calcext:value-type="float">
            <text:p>19,953</text:p>
          </table:table-cell>
          <table:table-cell table:formula="of:=[.U11]*[.$A11]" office:value-type="float" office:value="42642" calcext:value-type="float">
            <text:p>42,642</text:p>
          </table:table-cell>
          <table:table-cell table:formula="of:=[.V11]*[.$A11]" office:value-type="float" office:value="90459" calcext:value-type="float">
            <text:p>90,459</text:p>
          </table:table-cell>
          <table:table-cell table:formula="of:=[.W11]*[.$A11]" office:value-type="float" office:value="189747" calcext:value-type="float">
            <text:p>189,747</text:p>
          </table:table-cell>
          <table:table-cell table:formula="of:=[.X11]*[.$A11]" office:value-type="float" office:value="398835" calcext:value-type="float">
            <text:p>398,835</text:p>
          </table:table-cell>
          <table:table-cell table:formula="of:=[.Y11]*[.$A11]" office:value-type="float" office:value="833472" calcext:value-type="float">
            <text:p>833,472</text:p>
          </table:table-cell>
          <table:table-cell table:formula="of:=[.Z11]*[.$A11]" office:value-type="float" office:value="1744416" calcext:value-type="float">
            <text:p>1,744,416</text:p>
          </table:table-cell>
          <table:table-cell table:formula="of:=[.AA11]*[.$A11]" office:value-type="float" office:value="3626424" calcext:value-type="float">
            <text:p>3,626,42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0"/>
          <table:table-cell table:number-columns-repeated="8"/>
          <table:table-cell table:formula="of:=[.L12]*[.$A12]" office:value-type="float" office:value="20" calcext:value-type="float">
            <text:p>20</text:p>
          </table:table-cell>
          <table:table-cell table:formula="of:=[.M12]*[.$A12]" office:value-type="float" office:value="50" calcext:value-type="float">
            <text:p>50</text:p>
          </table:table-cell>
          <table:table-cell table:formula="of:=[.N12]*[.$A12]" office:value-type="float" office:value="80" calcext:value-type="float">
            <text:p>80</text:p>
          </table:table-cell>
          <table:table-cell table:formula="of:=[.O12]*[.$A12]" office:value-type="float" office:value="220" calcext:value-type="float">
            <text:p>220</text:p>
          </table:table-cell>
          <table:table-cell table:formula="of:=[.P12]*[.$A12]" office:value-type="float" office:value="470" calcext:value-type="float">
            <text:p>470</text:p>
          </table:table-cell>
          <table:table-cell table:formula="of:=[.Q12]*[.$A12]" office:value-type="float" office:value="1030" calcext:value-type="float">
            <text:p>1,030</text:p>
          </table:table-cell>
          <table:table-cell table:formula="of:=[.R12]*[.$A12]" office:value-type="float" office:value="2330" calcext:value-type="float">
            <text:p>2,330</text:p>
          </table:table-cell>
          <table:table-cell table:formula="of:=[.S12]*[.$A12]" office:value-type="float" office:value="4870" calcext:value-type="float">
            <text:p>4,870</text:p>
          </table:table-cell>
          <table:table-cell table:formula="of:=[.T12]*[.$A12]" office:value-type="float" office:value="10720" calcext:value-type="float">
            <text:p>10,720</text:p>
          </table:table-cell>
          <table:table-cell table:formula="of:=[.U12]*[.$A12]" office:value-type="float" office:value="22460" calcext:value-type="float">
            <text:p>22,460</text:p>
          </table:table-cell>
          <table:table-cell table:formula="of:=[.V12]*[.$A12]" office:value-type="float" office:value="48030" calcext:value-type="float">
            <text:p>48,030</text:p>
          </table:table-cell>
          <table:table-cell table:formula="of:=[.W12]*[.$A12]" office:value-type="float" office:value="102020" calcext:value-type="float">
            <text:p>102,020</text:p>
          </table:table-cell>
          <table:table-cell table:formula="of:=[.X12]*[.$A12]" office:value-type="float" office:value="214400" calcext:value-type="float">
            <text:p>214,400</text:p>
          </table:table-cell>
          <table:table-cell table:formula="of:=[.Y12]*[.$A12]" office:value-type="float" office:value="451150" calcext:value-type="float">
            <text:p>451,150</text:p>
          </table:table-cell>
          <table:table-cell table:formula="of:=[.Z12]*[.$A12]" office:value-type="float" office:value="944340" calcext:value-type="float">
            <text:p>944,340</text:p>
          </table:table-cell>
          <table:table-cell table:formula="of:=[.AA12]*[.$A12]" office:value-type="float" office:value="1978910" calcext:value-type="float">
            <text:p>1,978,91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0"/>
          <table:table-cell table:number-columns-repeated="9"/>
          <table:table-cell table:formula="of:=[.M13]*[.$A13]" office:value-type="float" office:value="22" calcext:value-type="float">
            <text:p>22</text:p>
          </table:table-cell>
          <table:table-cell table:formula="of:=[.N13]*[.$A13]" office:value-type="float" office:value="55" calcext:value-type="float">
            <text:p>55</text:p>
          </table:table-cell>
          <table:table-cell table:formula="of:=[.O13]*[.$A13]" office:value-type="float" office:value="88" calcext:value-type="float">
            <text:p>88</text:p>
          </table:table-cell>
          <table:table-cell table:formula="of:=[.P13]*[.$A13]" office:value-type="float" office:value="242" calcext:value-type="float">
            <text:p>242</text:p>
          </table:table-cell>
          <table:table-cell table:formula="of:=[.Q13]*[.$A13]" office:value-type="float" office:value="517" calcext:value-type="float">
            <text:p>517</text:p>
          </table:table-cell>
          <table:table-cell table:formula="of:=[.R13]*[.$A13]" office:value-type="float" office:value="1133" calcext:value-type="float">
            <text:p>1,133</text:p>
          </table:table-cell>
          <table:table-cell table:formula="of:=[.S13]*[.$A13]" office:value-type="float" office:value="2574" calcext:value-type="float">
            <text:p>2,574</text:p>
          </table:table-cell>
          <table:table-cell table:formula="of:=[.T13]*[.$A13]" office:value-type="float" office:value="5390" calcext:value-type="float">
            <text:p>5,390</text:p>
          </table:table-cell>
          <table:table-cell table:formula="of:=[.U13]*[.$A13]" office:value-type="float" office:value="11858" calcext:value-type="float">
            <text:p>11,858</text:p>
          </table:table-cell>
          <table:table-cell table:formula="of:=[.V13]*[.$A13]" office:value-type="float" office:value="24871" calcext:value-type="float">
            <text:p>24,871</text:p>
          </table:table-cell>
          <table:table-cell table:formula="of:=[.W13]*[.$A13]" office:value-type="float" office:value="53284" calcext:value-type="float">
            <text:p>53,284</text:p>
          </table:table-cell>
          <table:table-cell table:formula="of:=[.X13]*[.$A13]" office:value-type="float" office:value="113234" calcext:value-type="float">
            <text:p>113,234</text:p>
          </table:table-cell>
          <table:table-cell table:formula="of:=[.Y13]*[.$A13]" office:value-type="float" office:value="238249" calcext:value-type="float">
            <text:p>238,249</text:p>
          </table:table-cell>
          <table:table-cell table:formula="of:=[.Z13]*[.$A13]" office:value-type="float" office:value="501699" calcext:value-type="float">
            <text:p>501,699</text:p>
          </table:table-cell>
          <table:table-cell table:formula="of:=[.AA13]*[.$A13]" office:value-type="float" office:value="1051380" calcext:value-type="float">
            <text:p>1,051,38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10"/>
          <table:table-cell table:number-columns-repeated="10"/>
          <table:table-cell table:formula="of:=[.N14]*[.$A14]" office:value-type="float" office:value="24" calcext:value-type="float">
            <text:p>24</text:p>
          </table:table-cell>
          <table:table-cell table:formula="of:=[.O14]*[.$A14]" office:value-type="float" office:value="60" calcext:value-type="float">
            <text:p>60</text:p>
          </table:table-cell>
          <table:table-cell table:formula="of:=[.P14]*[.$A14]" office:value-type="float" office:value="96" calcext:value-type="float">
            <text:p>96</text:p>
          </table:table-cell>
          <table:table-cell table:formula="of:=[.Q14]*[.$A14]" office:value-type="float" office:value="264" calcext:value-type="float">
            <text:p>264</text:p>
          </table:table-cell>
          <table:table-cell table:formula="of:=[.R14]*[.$A14]" office:value-type="float" office:value="564" calcext:value-type="float">
            <text:p>564</text:p>
          </table:table-cell>
          <table:table-cell table:formula="of:=[.S14]*[.$A14]" office:value-type="float" office:value="1236" calcext:value-type="float">
            <text:p>1,236</text:p>
          </table:table-cell>
          <table:table-cell table:formula="of:=[.T14]*[.$A14]" office:value-type="float" office:value="2808" calcext:value-type="float">
            <text:p>2,808</text:p>
          </table:table-cell>
          <table:table-cell table:formula="of:=[.U14]*[.$A14]" office:value-type="float" office:value="5904" calcext:value-type="float">
            <text:p>5,904</text:p>
          </table:table-cell>
          <table:table-cell table:formula="of:=[.V14]*[.$A14]" office:value-type="float" office:value="12984" calcext:value-type="float">
            <text:p>12,984</text:p>
          </table:table-cell>
          <table:table-cell table:formula="of:=[.W14]*[.$A14]" office:value-type="float" office:value="27252" calcext:value-type="float">
            <text:p>27,252</text:p>
          </table:table-cell>
          <table:table-cell table:formula="of:=[.X14]*[.$A14]" office:value-type="float" office:value="58404" calcext:value-type="float">
            <text:p>58,404</text:p>
          </table:table-cell>
          <table:table-cell table:formula="of:=[.Y14]*[.$A14]" office:value-type="float" office:value="124188" calcext:value-type="float">
            <text:p>124,188</text:p>
          </table:table-cell>
          <table:table-cell table:formula="of:=[.Z14]*[.$A14]" office:value-type="float" office:value="261528" calcext:value-type="float">
            <text:p>261,528</text:p>
          </table:table-cell>
          <table:table-cell table:formula="of:=[.AA14]*[.$A14]" office:value-type="float" office:value="550884" calcext:value-type="float">
            <text:p>550,88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10"/>
          <table:table-cell table:number-columns-repeated="11"/>
          <table:table-cell table:formula="of:=[.O15]*[.$A15]" office:value-type="float" office:value="26" calcext:value-type="float">
            <text:p>26</text:p>
          </table:table-cell>
          <table:table-cell table:formula="of:=[.P15]*[.$A15]" office:value-type="float" office:value="65" calcext:value-type="float">
            <text:p>65</text:p>
          </table:table-cell>
          <table:table-cell table:formula="of:=[.Q15]*[.$A15]" office:value-type="float" office:value="104" calcext:value-type="float">
            <text:p>104</text:p>
          </table:table-cell>
          <table:table-cell table:formula="of:=[.R15]*[.$A15]" office:value-type="float" office:value="286" calcext:value-type="float">
            <text:p>286</text:p>
          </table:table-cell>
          <table:table-cell table:formula="of:=[.S15]*[.$A15]" office:value-type="float" office:value="611" calcext:value-type="float">
            <text:p>611</text:p>
          </table:table-cell>
          <table:table-cell table:formula="of:=[.T15]*[.$A15]" office:value-type="float" office:value="1339" calcext:value-type="float">
            <text:p>1,339</text:p>
          </table:table-cell>
          <table:table-cell table:formula="of:=[.U15]*[.$A15]" office:value-type="float" office:value="3042" calcext:value-type="float">
            <text:p>3,042</text:p>
          </table:table-cell>
          <table:table-cell table:formula="of:=[.V15]*[.$A15]" office:value-type="float" office:value="6409" calcext:value-type="float">
            <text:p>6,409</text:p>
          </table:table-cell>
          <table:table-cell table:formula="of:=[.W15]*[.$A15]" office:value-type="float" office:value="14092" calcext:value-type="float">
            <text:p>14,092</text:p>
          </table:table-cell>
          <table:table-cell table:formula="of:=[.X15]*[.$A15]" office:value-type="float" office:value="29588" calcext:value-type="float">
            <text:p>29,588</text:p>
          </table:table-cell>
          <table:table-cell table:formula="of:=[.Y15]*[.$A15]" office:value-type="float" office:value="63466" calcext:value-type="float">
            <text:p>63,466</text:p>
          </table:table-cell>
          <table:table-cell table:formula="of:=[.Z15]*[.$A15]" office:value-type="float" office:value="134953" calcext:value-type="float">
            <text:p>134,953</text:p>
          </table:table-cell>
          <table:table-cell table:formula="of:=[.AA15]*[.$A15]" office:value-type="float" office:value="284401" calcext:value-type="float">
            <text:p>284,40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10"/>
          <table:table-cell table:number-columns-repeated="12"/>
          <table:table-cell table:formula="of:=[.P16]*[.$A16]" office:value-type="float" office:value="28" calcext:value-type="float">
            <text:p>28</text:p>
          </table:table-cell>
          <table:table-cell table:formula="of:=[.Q16]*[.$A16]" office:value-type="float" office:value="70" calcext:value-type="float">
            <text:p>70</text:p>
          </table:table-cell>
          <table:table-cell table:formula="of:=[.R16]*[.$A16]" office:value-type="float" office:value="112" calcext:value-type="float">
            <text:p>112</text:p>
          </table:table-cell>
          <table:table-cell table:formula="of:=[.S16]*[.$A16]" office:value-type="float" office:value="308" calcext:value-type="float">
            <text:p>308</text:p>
          </table:table-cell>
          <table:table-cell table:formula="of:=[.T16]*[.$A16]" office:value-type="float" office:value="658" calcext:value-type="float">
            <text:p>658</text:p>
          </table:table-cell>
          <table:table-cell table:formula="of:=[.U16]*[.$A16]" office:value-type="float" office:value="1442" calcext:value-type="float">
            <text:p>1,442</text:p>
          </table:table-cell>
          <table:table-cell table:formula="of:=[.V16]*[.$A16]" office:value-type="float" office:value="3276" calcext:value-type="float">
            <text:p>3,276</text:p>
          </table:table-cell>
          <table:table-cell table:formula="of:=[.W16]*[.$A16]" office:value-type="float" office:value="6902" calcext:value-type="float">
            <text:p>6,902</text:p>
          </table:table-cell>
          <table:table-cell table:formula="of:=[.X16]*[.$A16]" office:value-type="float" office:value="15204" calcext:value-type="float">
            <text:p>15,204</text:p>
          </table:table-cell>
          <table:table-cell table:formula="of:=[.Y16]*[.$A16]" office:value-type="float" office:value="31892" calcext:value-type="float">
            <text:p>31,892</text:p>
          </table:table-cell>
          <table:table-cell table:formula="of:=[.Z16]*[.$A16]" office:value-type="float" office:value="68474" calcext:value-type="float">
            <text:p>68,474</text:p>
          </table:table-cell>
          <table:table-cell table:formula="of:=[.AA16]*[.$A16]" office:value-type="float" office:value="145614" calcext:value-type="float">
            <text:p>145,614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10"/>
          <table:table-cell table:number-columns-repeated="13"/>
          <table:table-cell table:formula="of:=[.Q17]*[.$A17]" office:value-type="float" office:value="30" calcext:value-type="float">
            <text:p>30</text:p>
          </table:table-cell>
          <table:table-cell table:formula="of:=[.R17]*[.$A17]" office:value-type="float" office:value="75" calcext:value-type="float">
            <text:p>75</text:p>
          </table:table-cell>
          <table:table-cell table:formula="of:=[.S17]*[.$A17]" office:value-type="float" office:value="120" calcext:value-type="float">
            <text:p>120</text:p>
          </table:table-cell>
          <table:table-cell table:formula="of:=[.T17]*[.$A17]" office:value-type="float" office:value="330" calcext:value-type="float">
            <text:p>330</text:p>
          </table:table-cell>
          <table:table-cell table:formula="of:=[.U17]*[.$A17]" office:value-type="float" office:value="705" calcext:value-type="float">
            <text:p>705</text:p>
          </table:table-cell>
          <table:table-cell table:formula="of:=[.V17]*[.$A17]" office:value-type="float" office:value="1545" calcext:value-type="float">
            <text:p>1,545</text:p>
          </table:table-cell>
          <table:table-cell table:formula="of:=[.W17]*[.$A17]" office:value-type="float" office:value="3510" calcext:value-type="float">
            <text:p>3,510</text:p>
          </table:table-cell>
          <table:table-cell table:formula="of:=[.X17]*[.$A17]" office:value-type="float" office:value="7395" calcext:value-type="float">
            <text:p>7,395</text:p>
          </table:table-cell>
          <table:table-cell table:formula="of:=[.Y17]*[.$A17]" office:value-type="float" office:value="16305" calcext:value-type="float">
            <text:p>16,305</text:p>
          </table:table-cell>
          <table:table-cell table:formula="of:=[.Z17]*[.$A17]" office:value-type="float" office:value="34200" calcext:value-type="float">
            <text:p>34,200</text:p>
          </table:table-cell>
          <table:table-cell table:formula="of:=[.AA17]*[.$A17]" office:value-type="float" office:value="73440" calcext:value-type="float">
            <text:p>73,44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10"/>
          <table:table-cell table:number-columns-repeated="14"/>
          <table:table-cell table:formula="of:=[.R18]*[.$A18]" office:value-type="float" office:value="32" calcext:value-type="float">
            <text:p>32</text:p>
          </table:table-cell>
          <table:table-cell table:formula="of:=[.S18]*[.$A18]" office:value-type="float" office:value="80" calcext:value-type="float">
            <text:p>80</text:p>
          </table:table-cell>
          <table:table-cell table:formula="of:=[.T18]*[.$A18]" office:value-type="float" office:value="128" calcext:value-type="float">
            <text:p>128</text:p>
          </table:table-cell>
          <table:table-cell table:formula="of:=[.U18]*[.$A18]" office:value-type="float" office:value="352" calcext:value-type="float">
            <text:p>352</text:p>
          </table:table-cell>
          <table:table-cell table:formula="of:=[.V18]*[.$A18]" office:value-type="float" office:value="752" calcext:value-type="float">
            <text:p>752</text:p>
          </table:table-cell>
          <table:table-cell table:formula="of:=[.W18]*[.$A18]" office:value-type="float" office:value="1648" calcext:value-type="float">
            <text:p>1,648</text:p>
          </table:table-cell>
          <table:table-cell table:formula="of:=[.X18]*[.$A18]" office:value-type="float" office:value="3744" calcext:value-type="float">
            <text:p>3,744</text:p>
          </table:table-cell>
          <table:table-cell table:formula="of:=[.Y18]*[.$A18]" office:value-type="float" office:value="7888" calcext:value-type="float">
            <text:p>7,888</text:p>
          </table:table-cell>
          <table:table-cell table:formula="of:=[.Z18]*[.$A18]" office:value-type="float" office:value="17392" calcext:value-type="float">
            <text:p>17,392</text:p>
          </table:table-cell>
          <table:table-cell table:formula="of:=[.AA18]*[.$A18]" office:value-type="float" office:value="36496" calcext:value-type="float">
            <text:p>36,496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10"/>
          <table:table-cell table:number-columns-repeated="15"/>
          <table:table-cell table:formula="of:=[.S19]*[.$A19]" office:value-type="float" office:value="34" calcext:value-type="float">
            <text:p>34</text:p>
          </table:table-cell>
          <table:table-cell table:formula="of:=[.T19]*[.$A19]" office:value-type="float" office:value="85" calcext:value-type="float">
            <text:p>85</text:p>
          </table:table-cell>
          <table:table-cell table:formula="of:=[.U19]*[.$A19]" office:value-type="float" office:value="136" calcext:value-type="float">
            <text:p>136</text:p>
          </table:table-cell>
          <table:table-cell table:formula="of:=[.V19]*[.$A19]" office:value-type="float" office:value="374" calcext:value-type="float">
            <text:p>374</text:p>
          </table:table-cell>
          <table:table-cell table:formula="of:=[.W19]*[.$A19]" office:value-type="float" office:value="799" calcext:value-type="float">
            <text:p>799</text:p>
          </table:table-cell>
          <table:table-cell table:formula="of:=[.X19]*[.$A19]" office:value-type="float" office:value="1751" calcext:value-type="float">
            <text:p>1,751</text:p>
          </table:table-cell>
          <table:table-cell table:formula="of:=[.Y19]*[.$A19]" office:value-type="float" office:value="3978" calcext:value-type="float">
            <text:p>3,978</text:p>
          </table:table-cell>
          <table:table-cell table:formula="of:=[.Z19]*[.$A19]" office:value-type="float" office:value="8381" calcext:value-type="float">
            <text:p>8,381</text:p>
          </table:table-cell>
          <table:table-cell table:formula="of:=[.AA19]*[.$A19]" office:value-type="float" office:value="18479" calcext:value-type="float">
            <text:p>18,479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10"/>
          <table:table-cell table:number-columns-repeated="16"/>
          <table:table-cell table:formula="of:=[.T20]*[.$A20]" office:value-type="float" office:value="36" calcext:value-type="float">
            <text:p>36</text:p>
          </table:table-cell>
          <table:table-cell table:formula="of:=[.U20]*[.$A20]" office:value-type="float" office:value="90" calcext:value-type="float">
            <text:p>90</text:p>
          </table:table-cell>
          <table:table-cell table:formula="of:=[.V20]*[.$A20]" office:value-type="float" office:value="144" calcext:value-type="float">
            <text:p>144</text:p>
          </table:table-cell>
          <table:table-cell table:formula="of:=[.W20]*[.$A20]" office:value-type="float" office:value="396" calcext:value-type="float">
            <text:p>396</text:p>
          </table:table-cell>
          <table:table-cell table:formula="of:=[.X20]*[.$A20]" office:value-type="float" office:value="846" calcext:value-type="float">
            <text:p>846</text:p>
          </table:table-cell>
          <table:table-cell table:formula="of:=[.Y20]*[.$A20]" office:value-type="float" office:value="1854" calcext:value-type="float">
            <text:p>1,854</text:p>
          </table:table-cell>
          <table:table-cell table:formula="of:=[.Z20]*[.$A20]" office:value-type="float" office:value="4212" calcext:value-type="float">
            <text:p>4,212</text:p>
          </table:table-cell>
          <table:table-cell table:formula="of:=[.AA20]*[.$A20]" office:value-type="float" office:value="8874" calcext:value-type="float">
            <text:p>8,874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10"/>
          <table:table-cell table:number-columns-repeated="17"/>
          <table:table-cell table:formula="of:=[.U21]*[.$A21]" office:value-type="float" office:value="38" calcext:value-type="float">
            <text:p>38</text:p>
          </table:table-cell>
          <table:table-cell table:formula="of:=[.V21]*[.$A21]" office:value-type="float" office:value="95" calcext:value-type="float">
            <text:p>95</text:p>
          </table:table-cell>
          <table:table-cell table:formula="of:=[.W21]*[.$A21]" office:value-type="float" office:value="152" calcext:value-type="float">
            <text:p>152</text:p>
          </table:table-cell>
          <table:table-cell table:formula="of:=[.X21]*[.$A21]" office:value-type="float" office:value="418" calcext:value-type="float">
            <text:p>418</text:p>
          </table:table-cell>
          <table:table-cell table:formula="of:=[.Y21]*[.$A21]" office:value-type="float" office:value="893" calcext:value-type="float">
            <text:p>893</text:p>
          </table:table-cell>
          <table:table-cell table:formula="of:=[.Z21]*[.$A21]" office:value-type="float" office:value="1957" calcext:value-type="float">
            <text:p>1,957</text:p>
          </table:table-cell>
          <table:table-cell table:formula="of:=[.AA21]*[.$A21]" office:value-type="float" office:value="4446" calcext:value-type="float">
            <text:p>4,446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10"/>
          <table:table-cell table:number-columns-repeated="18"/>
          <table:table-cell table:formula="of:=[.V22]*[.$A22]" office:value-type="float" office:value="40" calcext:value-type="float">
            <text:p>40</text:p>
          </table:table-cell>
          <table:table-cell table:formula="of:=[.W22]*[.$A22]" office:value-type="float" office:value="100" calcext:value-type="float">
            <text:p>100</text:p>
          </table:table-cell>
          <table:table-cell table:formula="of:=[.X22]*[.$A22]" office:value-type="float" office:value="160" calcext:value-type="float">
            <text:p>160</text:p>
          </table:table-cell>
          <table:table-cell table:formula="of:=[.Y22]*[.$A22]" office:value-type="float" office:value="440" calcext:value-type="float">
            <text:p>440</text:p>
          </table:table-cell>
          <table:table-cell table:formula="of:=[.Z22]*[.$A22]" office:value-type="float" office:value="940" calcext:value-type="float">
            <text:p>940</text:p>
          </table:table-cell>
          <table:table-cell table:formula="of:=[.AA22]*[.$A22]" office:value-type="float" office:value="2060" calcext:value-type="float">
            <text:p>2,06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10"/>
          <table:table-cell table:number-columns-repeated="19"/>
          <table:table-cell table:formula="of:=[.W23]*[.$A23]" office:value-type="float" office:value="42" calcext:value-type="float">
            <text:p>42</text:p>
          </table:table-cell>
          <table:table-cell table:formula="of:=[.X23]*[.$A23]" office:value-type="float" office:value="105" calcext:value-type="float">
            <text:p>105</text:p>
          </table:table-cell>
          <table:table-cell table:formula="of:=[.Y23]*[.$A23]" office:value-type="float" office:value="168" calcext:value-type="float">
            <text:p>168</text:p>
          </table:table-cell>
          <table:table-cell table:formula="of:=[.Z23]*[.$A23]" office:value-type="float" office:value="462" calcext:value-type="float">
            <text:p>462</text:p>
          </table:table-cell>
          <table:table-cell table:formula="of:=[.AA23]*[.$A23]" office:value-type="float" office:value="987" calcext:value-type="float">
            <text:p>987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10"/>
          <table:table-cell table:number-columns-repeated="20"/>
          <table:table-cell table:formula="of:=[.X24]*[.$A24]" office:value-type="float" office:value="44" calcext:value-type="float">
            <text:p>44</text:p>
          </table:table-cell>
          <table:table-cell table:formula="of:=[.Y24]*[.$A24]" office:value-type="float" office:value="110" calcext:value-type="float">
            <text:p>110</text:p>
          </table:table-cell>
          <table:table-cell table:formula="of:=[.Z24]*[.$A24]" office:value-type="float" office:value="176" calcext:value-type="float">
            <text:p>176</text:p>
          </table:table-cell>
          <table:table-cell table:formula="of:=[.AA24]*[.$A24]" office:value-type="float" office:value="484" calcext:value-type="float">
            <text:p>484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10"/>
          <table:table-cell table:number-columns-repeated="21"/>
          <table:table-cell table:formula="of:=[.Y25]*[.$A25]" office:value-type="float" office:value="46" calcext:value-type="float">
            <text:p>46</text:p>
          </table:table-cell>
          <table:table-cell table:formula="of:=[.Z25]*[.$A25]" office:value-type="float" office:value="115" calcext:value-type="float">
            <text:p>115</text:p>
          </table:table-cell>
          <table:table-cell table:formula="of:=[.AA25]*[.$A25]"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0"/>
          <table:table-cell table:number-columns-repeated="22"/>
          <table:table-cell table:formula="of:=[.Z26]*[.$A26]" office:value-type="float" office:value="48" calcext:value-type="float">
            <text:p>48</text:p>
          </table:table-cell>
          <table:table-cell table:formula="of:=[.AA26]*[.$A26]"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10"/>
          <table:table-cell table:number-columns-repeated="23"/>
          <table:table-cell table:formula="of:=[.AA27]*[.$A27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26"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number-columns-repeated="26"/>
        </table:table-row>
        <table:table-row table:style-name="ro1">
          <table:table-cell/>
          <table:table-cell table:style-name="ce5" table:formula="of:=SUM([.B33:.B58])/SUM([.B2:.B27])" office:value-type="float" office:value="0" calcext:value-type="float">
            <text:p>0.00</text:p>
          </table:table-cell>
          <table:table-cell table:style-name="ce5" table:formula="of:=SUM([.C33:.C58])/SUM([.C2:.C27])" office:value-type="float" office:value="1" calcext:value-type="float">
            <text:p>1.00</text:p>
          </table:table-cell>
          <table:table-cell table:style-name="ce5" table:formula="of:=SUM([.D33:.D58])/SUM([.D2:.D27])" office:value-type="float" office:value="1.5" calcext:value-type="float">
            <text:p>1.50</text:p>
          </table:table-cell>
          <table:table-cell table:style-name="ce5" table:formula="of:=SUM([.E33:.E58])/SUM([.E2:.E27])" office:value-type="float" office:value="2" calcext:value-type="float">
            <text:p>2.00</text:p>
          </table:table-cell>
          <table:table-cell table:style-name="ce5" table:formula="of:=SUM([.F33:.F58])/SUM([.F2:.F27])" office:value-type="float" office:value="2.25" calcext:value-type="float">
            <text:p>2.25</text:p>
          </table:table-cell>
          <table:table-cell table:style-name="ce5" table:formula="of:=SUM([.G33:.G58])/SUM([.G2:.G27])" office:value-type="float" office:value="2.46875" calcext:value-type="float">
            <text:p>2.47</text:p>
          </table:table-cell>
          <table:table-cell table:style-name="ce5" table:formula="of:=SUM([.H33:.H58])/SUM([.H2:.H27])" office:value-type="float" office:value="2.640625" calcext:value-type="float">
            <text:p>2.64</text:p>
          </table:table-cell>
          <table:table-cell table:style-name="ce5" table:formula="of:=SUM([.I33:.I58])/SUM([.I2:.I27])" office:value-type="float" office:value="2.7890625" calcext:value-type="float">
            <text:p>2.79</text:p>
          </table:table-cell>
          <table:table-cell table:style-name="ce5" table:formula="of:=SUM([.J33:.J58])/SUM([.J2:.J27])" office:value-type="float" office:value="2.890625" calcext:value-type="float">
            <text:p>2.89</text:p>
          </table:table-cell>
          <table:table-cell table:style-name="ce5" table:formula="of:=SUM([.K33:.K58])/SUM([.K2:.K27])" office:value-type="float" office:value="3.001953125" calcext:value-type="float">
            <text:p>3.00</text:p>
          </table:table-cell>
          <table:table-cell table:style-name="ce5" table:formula="of:=SUM([.L33:.L58])/SUM([.L2:.L27])" office:value-type="float" office:value="3.09765625" calcext:value-type="float">
            <text:p>3.10</text:p>
          </table:table-cell>
          <table:table-cell table:style-name="ce5" table:formula="of:=SUM([.M33:.M58])/SUM([.M2:.M27])" office:value-type="float" office:value="3.1845703125" calcext:value-type="float">
            <text:p>3.18</text:p>
          </table:table-cell>
          <table:table-cell table:style-name="ce5" table:formula="of:=SUM([.N33:.N58])/SUM([.N2:.N27])" office:value-type="float" office:value="3.26220703125" calcext:value-type="float">
            <text:p>3.26</text:p>
          </table:table-cell>
          <table:table-cell table:style-name="ce5" table:formula="of:=SUM([.O33:.O58])/SUM([.O2:.O27])" office:value-type="float" office:value="3.33447265625" calcext:value-type="float">
            <text:p>3.33</text:p>
          </table:table-cell>
          <table:table-cell table:style-name="ce5" table:formula="of:=SUM([.P33:.P58])/SUM([.P2:.P27])" office:value-type="float" office:value="3.40185546875" calcext:value-type="float">
            <text:p>3.40</text:p>
          </table:table-cell>
          <table:table-cell table:style-name="ce5" table:formula="of:=SUM([.Q33:.Q58])/SUM([.Q2:.Q27])" office:value-type="float" office:value="3.4652099609375" calcext:value-type="float">
            <text:p>3.47</text:p>
          </table:table-cell>
          <table:table-cell table:style-name="ce5" table:formula="of:=SUM([.R33:.R58])/SUM([.R2:.R27])" office:value-type="float" office:value="3.52427673339844" calcext:value-type="float">
            <text:p>3.52</text:p>
          </table:table-cell>
          <table:table-cell table:style-name="ce5" table:formula="of:=SUM([.S33:.S58])/SUM([.S2:.S27])" office:value-type="float" office:value="3.58035278320312" calcext:value-type="float">
            <text:p>3.58</text:p>
          </table:table-cell>
          <table:table-cell table:style-name="ce5" table:formula="of:=SUM([.T33:.T58])/SUM([.T2:.T27])" office:value-type="float" office:value="3.63319778442383" calcext:value-type="float">
            <text:p>3.63</text:p>
          </table:table-cell>
          <table:table-cell table:style-name="ce5" table:formula="of:=SUM([.U33:.U58])/SUM([.U2:.U27])" office:value-type="float" office:value="3.68350982666016" calcext:value-type="float">
            <text:p>3.68</text:p>
          </table:table-cell>
          <table:table-cell table:style-name="ce5" table:formula="of:=SUM([.V33:.V58])/SUM([.V2:.V27])" office:value-type="float" office:value="3.73138332366943" calcext:value-type="float">
            <text:p>3.73</text:p>
          </table:table-cell>
          <table:table-cell table:style-name="ce5" table:formula="of:=SUM([.W33:.W58])/SUM([.W2:.W27])" office:value-type="float" office:value="3.77704429626465" calcext:value-type="float">
            <text:p>3.78</text:p>
          </table:table-cell>
          <table:table-cell table:style-name="ce5" table:formula="of:=SUM([.X33:.X58])/SUM([.X2:.X27])" office:value-type="float" office:value="3.82072687149048" calcext:value-type="float">
            <text:p>3.82</text:p>
          </table:table-cell>
          <table:table-cell table:style-name="ce5" table:formula="of:=SUM([.Y33:.Y58])/SUM([.Y2:.Y27])" office:value-type="float" office:value="3.86257135868073" calcext:value-type="float">
            <text:p>3.86</text:p>
          </table:table-cell>
          <table:table-cell table:style-name="ce5" table:formula="of:=SUM([.Z33:.Z58])/SUM([.Z2:.Z27])" office:value-type="float" office:value="3.90273416042328" calcext:value-type="float">
            <text:p>3.90</text:p>
          </table:table-cell>
          <table:table-cell table:style-name="ce5" table:formula="of:=SUM([.AA33:.AA58])/SUM([.AA2:.AA27])" office:value-type="float" office:value="3.94134965538979" calcext:value-type="float">
            <text:p>3.94</text:p>
          </table:table-cell>
        </table:table-row>
        <table:table-row table:style-name="ro1">
          <table:table-cell/>
          <table:table-cell table:style-name="ce6" table:formula="of:=LOG([.B32])" office:value-type="float" office:value="0" calcext:value-type="float">
            <text:p>0.0</text:p>
          </table:table-cell>
          <table:table-cell table:style-name="ce6" table:formula="of:=LOG([.C32])" office:value-type="float" office:value="0.301029995663981" calcext:value-type="float">
            <text:p>0.3</text:p>
          </table:table-cell>
          <table:table-cell table:style-name="ce6" table:formula="of:=LOG([.D32])" office:value-type="float" office:value="0.602059991327962" calcext:value-type="float">
            <text:p>0.6</text:p>
          </table:table-cell>
          <table:table-cell table:style-name="ce6" table:formula="of:=LOG([.E32])" office:value-type="float" office:value="0.903089986991943" calcext:value-type="float">
            <text:p>0.9</text:p>
          </table:table-cell>
          <table:table-cell table:style-name="ce6" table:formula="of:=LOG([.F32])" office:value-type="float" office:value="1.20411998265592" calcext:value-type="float">
            <text:p>1.2</text:p>
          </table:table-cell>
          <table:table-cell table:style-name="ce6" table:formula="of:=LOG([.G32])" office:value-type="float" office:value="1.50514997831991" calcext:value-type="float">
            <text:p>1.5</text:p>
          </table:table-cell>
          <table:table-cell table:style-name="ce6" table:formula="of:=LOG([.H32])" office:value-type="float" office:value="1.80617997398389" calcext:value-type="float">
            <text:p>1.8</text:p>
          </table:table-cell>
          <table:table-cell table:style-name="ce6" table:formula="of:=LOG([.I32])" office:value-type="float" office:value="2.10720996964787" calcext:value-type="float">
            <text:p>2.1</text:p>
          </table:table-cell>
          <table:table-cell table:style-name="ce6" table:formula="of:=LOG([.J32])" office:value-type="float" office:value="2.40823996531185" calcext:value-type="float">
            <text:p>2.4</text:p>
          </table:table-cell>
          <table:table-cell table:style-name="ce6" table:formula="of:=LOG([.K32])" office:value-type="float" office:value="2.70926996097583" calcext:value-type="float">
            <text:p>2.7</text:p>
          </table:table-cell>
          <table:table-cell table:style-name="ce6" table:formula="of:=LOG([.L32])" office:value-type="float" office:value="3.01029995663981" calcext:value-type="float">
            <text:p>3.0</text:p>
          </table:table-cell>
          <table:table-cell table:style-name="ce6" table:formula="of:=LOG([.M32])" office:value-type="float" office:value="3.31132995230379" calcext:value-type="float">
            <text:p>3.3</text:p>
          </table:table-cell>
          <table:table-cell table:style-name="ce6" table:formula="of:=LOG([.N32])" office:value-type="float" office:value="3.61235994796777" calcext:value-type="float">
            <text:p>3.6</text:p>
          </table:table-cell>
          <table:table-cell table:style-name="ce6" table:formula="of:=LOG([.O32])" office:value-type="float" office:value="3.91338994363175" calcext:value-type="float">
            <text:p>3.9</text:p>
          </table:table-cell>
          <table:table-cell table:style-name="ce6" table:formula="of:=LOG([.P32])" office:value-type="float" office:value="4.21441993929574" calcext:value-type="float">
            <text:p>4.2</text:p>
          </table:table-cell>
          <table:table-cell table:style-name="ce6" table:formula="of:=LOG([.Q32])" office:value-type="float" office:value="4.51544993495972" calcext:value-type="float">
            <text:p>4.5</text:p>
          </table:table-cell>
          <table:table-cell table:style-name="ce6" table:formula="of:=LOG([.R32])" office:value-type="float" office:value="4.8164799306237" calcext:value-type="float">
            <text:p>4.8</text:p>
          </table:table-cell>
          <table:table-cell table:style-name="ce6" table:formula="of:=LOG([.S32])" office:value-type="float" office:value="5.11750992628768" calcext:value-type="float">
            <text:p>5.1</text:p>
          </table:table-cell>
          <table:table-cell table:style-name="ce6" table:formula="of:=LOG([.T32])" office:value-type="float" office:value="5.41853992195166" calcext:value-type="float">
            <text:p>5.4</text:p>
          </table:table-cell>
          <table:table-cell table:style-name="ce6" table:formula="of:=LOG([.U32])" office:value-type="float" office:value="5.71956991761564" calcext:value-type="float">
            <text:p>5.7</text:p>
          </table:table-cell>
          <table:table-cell table:style-name="ce6" table:formula="of:=LOG([.V32])" office:value-type="float" office:value="6.02059991327962" calcext:value-type="float">
            <text:p>6.0</text:p>
          </table:table-cell>
          <table:table-cell table:style-name="ce6" table:formula="of:=LOG([.W32])" office:value-type="float" office:value="6.3216299089436" calcext:value-type="float">
            <text:p>6.3</text:p>
          </table:table-cell>
          <table:table-cell table:style-name="ce6" table:formula="of:=LOG([.X32])" office:value-type="float" office:value="6.62265990460759" calcext:value-type="float">
            <text:p>6.6</text:p>
          </table:table-cell>
          <table:table-cell table:style-name="ce6" table:formula="of:=LOG([.Y32])" office:value-type="float" office:value="6.92368990027157" calcext:value-type="float">
            <text:p>6.9</text:p>
          </table:table-cell>
          <table:table-cell table:style-name="ce6" table:formula="of:=LOG([.Z32])" office:value-type="float" office:value="7.22471989593555" calcext:value-type="float">
            <text:p>7.2</text:p>
          </table:table-cell>
          <table:table-cell table:style-name="ce6" table:formula="of:=LOG([.AA32])" office:value-type="float" office:value="7.52574989159953" calcext:value-type="float">
            <text:p>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scale-to="6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/00/0000</text:date>, <text:time style:data-style-name="N2" text:time-value="13:46:21.696412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2T20:53:08.170374422</dc:date>
    <meta:editing-duration>PT15M1S</meta:editing-duration>
    <meta:editing-cycles>5</meta:editing-cycles>
    <meta:generator>LibreOffice/5.1.6.2$Linux_X86_64 LibreOffice_project/10m0$Build-2</meta:generator>
    <meta:print-date>2019-05-01T21:05:04.978709634</meta:print-date>
    <meta:document-statistic meta:table-count="1" meta:cell-count="810" meta:object-count="0"/>
  </office:meta>
</office:document-meta>
</file>